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8"/>
    <style:style style:name="ce4" style:family="table-cell" style:parent-style-name="Default" style:data-style-name="N0"/>
    <style:style style:name="co1" style:family="table-column">
      <style:table-column-properties fo:break-before="auto" style:column-width="0.740833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0.899583333333333cm"/>
    </style:style>
    <style:style style:name="co4" style:family="table-column">
      <style:table-column-properties fo:break-before="auto" style:column-width="0.529166666666667cm"/>
    </style:style>
    <style:style style:name="co5" style:family="table-column">
      <style:table-column-properties fo:break-before="auto" style:column-width="0.846666666666667cm"/>
    </style:style>
    <style:style style:name="co6" style:family="table-column">
      <style:table-column-properties fo:break-before="auto" style:column-width="3.43958333333333cm"/>
    </style:style>
    <style:style style:name="co7" style:family="table-column">
      <style:table-column-properties fo:break-before="auto" style:column-width="3.413125cm"/>
    </style:style>
    <style:style style:name="co8" style:family="table-column">
      <style:table-column-properties fo:break-before="auto" style:column-width="0.582083333333333cm"/>
    </style:style>
    <style:style style:name="co9" style:family="table-column">
      <style:table-column-properties fo:break-before="auto" style:column-width="2.98979166666667cm"/>
    </style:style>
    <style:style style:name="co10" style:family="table-column">
      <style:table-column-properties fo:break-before="auto" style:column-width="3.38666666666667cm"/>
    </style:style>
    <style:style style:name="co11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4" table:default-cell-style-name="ce1"/>
        <table:table-column table:style-name="co2" table:default-cell-style-name="ce1"/>
        <table:table-column table:style-name="co8" table:default-cell-style-name="ce1"/>
        <table:table-column table:style-name="co2" table:default-cell-style-name="ce1"/>
        <table:table-column table:style-name="co8" table:default-cell-style-name="ce1"/>
        <table:table-column table:style-name="co2" table:default-cell-style-name="ce1"/>
        <table:table-column table:style-name="co5" table:default-cell-style-name="ce1"/>
        <table:table-column table:style-name="co9" table:default-cell-style-name="ce1"/>
        <table:table-column table:style-name="co3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3" table:default-cell-style-name="ce1"/>
        <table:table-column table:style-name="co10" table:default-cell-style-name="ce1"/>
        <table:table-column table:style-name="co11" table:number-columns-repeated="16360" table:default-cell-style-name="ce1"/>
        <table:table-row table:style-name="ro1">
          <table:table-cell office:value-type="string" table:style-name="ce1">
            <text:p>(</text:p>
          </table:table-cell>
          <table:table-cell office:value-type="string" table:style-name="ce1">
            <text:p>policy_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licy_typ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rider_code</text:p>
          </table:table-cell>
          <table:table-cell office:value-type="string" table:style-name="ce1">
            <text:p>,</text:p>
          </table:table-cell>
          <table:table-cell office:value-type="string" table:style-name="ce2">
            <text:p>commencement_date</text:p>
          </table:table-cell>
          <table:table-cell office:value-type="string" table:style-name="ce1">
            <text:p>,</text:p>
          </table:table-cell>
          <table:table-cell office:value-type="string" table:style-name="ce2">
            <text:p>maturity_dat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um_assured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remium_amount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xtra_premium</text:p>
          </table:table-cell>
          <table:table-cell office:value-type="string" table:style-name="ce1">
            <text:p>,</text:p>
          </table:table-cell>
          <table:table-cell office:value-type="string" table:style-name="ce2">
            <text:p>created_date</text:p>
          </table:table-cell>
          <table:table-cell office:value-type="string" table:style-name="ce1">
            <text:p>,</text:p>
          </table:table-cell>
          <table:table-cell office:value-type="string" table:style-name="ce2">
            <text:p>updated_date</text:p>
          </table:table-cell>
          <table:table-cell office:value-type="string" table:style-name="ce1">
            <text:p>,</text:p>
          </table:table-cell>
          <table:table-cell office:value-type="string" table:style-name="ce2">
            <text:p>pay_to</text:p>
          </table:table-cell>
          <table:table-cell office:value-type="string" table:style-name="ce1">
            <text:p>,</text:p>
          </table:table-cell>
          <table:table-cell office:value-type="string" table:style-name="ce2">
            <text:p>next_paid_date</text:p>
          </table:table-cell>
          <table:table-cell office:value-type="string" table:style-name="ce1">
            <text:p>)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00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10-22T00:00:00" table:style-name="ce3">
            <text:p>1991/10/22 00:00</text:p>
          </table:table-cell>
          <table:table-cell office:value-type="string" table:style-name="ce4">
            <text:p>','</text:p>
          </table:table-cell>
          <table:table-cell office:value-type="date" office:date-value="2006-10-22T00:00:00" table:style-name="ce3">
            <text:p>2006/10/22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3-10-21T00:00:00" table:style-name="ce3">
            <text:p>1993/10/21 00:00</text:p>
          </table:table-cell>
          <table:table-cell office:value-type="string" table:style-name="ce4">
            <text:p>','</text:p>
          </table:table-cell>
          <table:table-cell office:value-type="date" office:date-value="1993-10-22T00:00:00" table:style-name="ce3">
            <text:p>1993/10/22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10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0-12-27T00:00:00" table:style-name="ce3">
            <text:p>1990/12/27 00:00</text:p>
          </table:table-cell>
          <table:table-cell office:value-type="string" table:style-name="ce4">
            <text:p>','</text:p>
          </table:table-cell>
          <table:table-cell office:value-type="date" office:date-value="2011-12-27T00:00:00" table:style-name="ce3">
            <text:p>2011/12/27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2-12-26T00:00:00" table:style-name="ce3">
            <text:p>1992/12/26 00:00</text:p>
          </table:table-cell>
          <table:table-cell office:value-type="string" table:style-name="ce4">
            <text:p>','</text:p>
          </table:table-cell>
          <table:table-cell office:value-type="date" office:date-value="1992-12-27T00:00:00" table:style-name="ce3">
            <text:p>1992/12/27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10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0-12-27T00:00:00" table:style-name="ce3">
            <text:p>1990/12/27 00:00</text:p>
          </table:table-cell>
          <table:table-cell office:value-type="string" table:style-name="ce4">
            <text:p>','</text:p>
          </table:table-cell>
          <table:table-cell office:value-type="date" office:date-value="2011-12-27T00:00:00" table:style-name="ce3">
            <text:p>2011/12/27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1-12-26T00:00:00" table:style-name="ce3">
            <text:p>2011/12/26 00:00</text:p>
          </table:table-cell>
          <table:table-cell office:value-type="string" table:style-name="ce4">
            <text:p>','</text:p>
          </table:table-cell>
          <table:table-cell table:style-name="ce3"/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11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0-12-27T00:00:00" table:style-name="ce3">
            <text:p>1990/12/27 00:00</text:p>
          </table:table-cell>
          <table:table-cell office:value-type="string" table:style-name="ce4">
            <text:p>','</text:p>
          </table:table-cell>
          <table:table-cell office:value-type="date" office:date-value="2005-08-15T00:00:00" table:style-name="ce3">
            <text:p>2005/08/15 00:00</text:p>
          </table:table-cell>
          <table:table-cell office:value-type="string" table:style-name="ce4">
            <text:p>',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,</text:p>
          </table:table-cell>
          <table:table-cell office:value-type="float" office:value="1562.76" table:style-name="ce1">
            <text:p>1562.76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02-08-08T00:00:00" table:style-name="ce3">
            <text:p>2002/08/08 00:00</text:p>
          </table:table-cell>
          <table:table-cell office:value-type="string" table:style-name="ce4">
            <text:p>','</text:p>
          </table:table-cell>
          <table:table-cell office:value-type="date" office:date-value="2002-08-09T00:00:00" table:style-name="ce3">
            <text:p>2002/08/09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11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0-12-27T00:00:00" table:style-name="ce3">
            <text:p>1990/12/27 00:00</text:p>
          </table:table-cell>
          <table:table-cell office:value-type="string" table:style-name="ce4">
            <text:p>','</text:p>
          </table:table-cell>
          <table:table-cell office:value-type="date" office:date-value="2008-12-27T00:00:00" table:style-name="ce3">
            <text:p>2008/12/27 00:00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500" table:style-name="ce1">
            <text:p>150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08-12-26T00:00:00" table:style-name="ce3">
            <text:p>2008/12/26 00:00</text:p>
          </table:table-cell>
          <table:table-cell office:value-type="string" table:style-name="ce4">
            <text:p>','</text:p>
          </table:table-cell>
          <table:table-cell table:style-name="ce3"/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1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0-12-28T00:00:00" table:style-name="ce3">
            <text:p>1990/12/28 00:00</text:p>
          </table:table-cell>
          <table:table-cell office:value-type="string" table:style-name="ce4">
            <text:p>','</text:p>
          </table:table-cell>
          <table:table-cell office:value-type="date" office:date-value="2011-12-28T00:00:00" table:style-name="ce3">
            <text:p>2011/12/28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222.33" table:style-name="ce1">
            <text:p>222.33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4-04-04T00:00:00" table:style-name="ce3">
            <text:p>1994/04/04 00:00</text:p>
          </table:table-cell>
          <table:table-cell office:value-type="string" table:style-name="ce4">
            <text:p>','</text:p>
          </table:table-cell>
          <table:table-cell office:value-type="date" office:date-value="1994-04-05T00:00:00" table:style-name="ce3">
            <text:p>1994/04/05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12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0-12-28T00:00:00" table:style-name="ce3">
            <text:p>1990/12/28 00:00</text:p>
          </table:table-cell>
          <table:table-cell office:value-type="string" table:style-name="ce4">
            <text:p>','</text:p>
          </table:table-cell>
          <table:table-cell office:value-type="date" office:date-value="2011-12-28T00:00:00" table:style-name="ce3">
            <text:p>2011/12/28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3-12-27T00:00:00" table:style-name="ce3">
            <text:p>1993/12/27 00:00</text:p>
          </table:table-cell>
          <table:table-cell office:value-type="string" table:style-name="ce4">
            <text:p>','</text:p>
          </table:table-cell>
          <table:table-cell office:value-type="date" office:date-value="1993-12-28T00:00:00" table:style-name="ce3">
            <text:p>1993/12/28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12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0-12-27T00:00:00" table:style-name="ce3">
            <text:p>1990/12/27 00:00</text:p>
          </table:table-cell>
          <table:table-cell office:value-type="string" table:style-name="ce4">
            <text:p>','</text:p>
          </table:table-cell>
          <table:table-cell office:value-type="date" office:date-value="2011-12-27T00:00:00" table:style-name="ce3">
            <text:p>2011/12/27 00:00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500" table:style-name="ce1">
            <text:p>150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2-12-26T00:00:00" table:style-name="ce3">
            <text:p>1992/12/26 00:00</text:p>
          </table:table-cell>
          <table:table-cell office:value-type="string" table:style-name="ce4">
            <text:p>','</text:p>
          </table:table-cell>
          <table:table-cell office:value-type="date" office:date-value="1992-12-27T00:00:00" table:style-name="ce3">
            <text:p>1992/12/27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12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0-12-28T00:00:00" table:style-name="ce3">
            <text:p>1990/12/28 00:00</text:p>
          </table:table-cell>
          <table:table-cell office:value-type="string" table:style-name="ce4">
            <text:p>','</text:p>
          </table:table-cell>
          <table:table-cell office:value-type="date" office:date-value="2011-12-28T00:00:00" table:style-name="ce3">
            <text:p>2011/12/28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1-12-27T00:00:00" table:style-name="ce3">
            <text:p>1991/12/27 00:00</text:p>
          </table:table-cell>
          <table:table-cell office:value-type="string" table:style-name="ce4">
            <text:p>','</text:p>
          </table:table-cell>
          <table:table-cell office:value-type="date" office:date-value="1991-12-28T00:00:00" table:style-name="ce3">
            <text:p>1991/12/28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13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,'</text:p>
          </table:table-cell>
          <table:table-cell office:value-type="date" office:date-value="1990-12-28T00:00:00" table:style-name="ce3">
            <text:p>1990/12/28 00:00</text:p>
          </table:table-cell>
          <table:table-cell office:value-type="string" table:style-name="ce4">
            <text:p>','</text:p>
          </table:table-cell>
          <table:table-cell office:value-type="date" office:date-value="2011-12-28T00:00:00" table:style-name="ce3">
            <text:p>2011/12/28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1776" table:style-name="ce1">
            <text:p>1776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8-08-15T00:00:00" table:style-name="ce3">
            <text:p>1998/08/15 00:00</text:p>
          </table:table-cell>
          <table:table-cell office:value-type="string" table:style-name="ce4">
            <text:p>','</text:p>
          </table:table-cell>
          <table:table-cell office:value-type="date" office:date-value="1998-08-16T00:00:00" table:style-name="ce3">
            <text:p>1998/08/16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13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0-12-27T00:00:00" table:style-name="ce3">
            <text:p>1990/12/27 00:00</text:p>
          </table:table-cell>
          <table:table-cell office:value-type="string" table:style-name="ce4">
            <text:p>','</text:p>
          </table:table-cell>
          <table:table-cell office:value-type="date" office:date-value="1995-12-27T00:00:00" table:style-name="ce3">
            <text:p>1995/12/27 00:00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4-01-31T00:00:00" table:style-name="ce3">
            <text:p>1994/01/31 00:00</text:p>
          </table:table-cell>
          <table:table-cell office:value-type="string" table:style-name="ce4">
            <text:p>','</text:p>
          </table:table-cell>
          <table:table-cell office:value-type="date" office:date-value="1994-02-01T00:00:00" table:style-name="ce3">
            <text:p>1994/02/01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13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0-12-28T00:00:00" table:style-name="ce3">
            <text:p>1990/12/28 00:00</text:p>
          </table:table-cell>
          <table:table-cell office:value-type="string" table:style-name="ce4">
            <text:p>','</text:p>
          </table:table-cell>
          <table:table-cell office:value-type="date" office:date-value="2004-12-28T00:00:00" table:style-name="ce3">
            <text:p>2004/12/28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4-01-31T00:00:00" table:style-name="ce3">
            <text:p>1994/01/31 00:00</text:p>
          </table:table-cell>
          <table:table-cell office:value-type="string" table:style-name="ce4">
            <text:p>','</text:p>
          </table:table-cell>
          <table:table-cell office:value-type="date" office:date-value="1994-02-01T00:00:00" table:style-name="ce3">
            <text:p>1994/02/01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14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,'</text:p>
          </table:table-cell>
          <table:table-cell office:value-type="date" office:date-value="1990-12-28T00:00:00" table:style-name="ce3">
            <text:p>1990/12/28 00:00</text:p>
          </table:table-cell>
          <table:table-cell office:value-type="string" table:style-name="ce4">
            <text:p>','</text:p>
          </table:table-cell>
          <table:table-cell office:value-type="date" office:date-value="2011-12-28T00:00:00" table:style-name="ce3">
            <text:p>2011/12/28 00:00</text:p>
          </table:table-cell>
          <table:table-cell office:value-type="string" table:style-name="ce4">
            <text:p>',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,</text:p>
          </table:table-cell>
          <table:table-cell office:value-type="float" office:value="2818.2" table:style-name="ce1">
            <text:p>2818.2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9-05-11T00:00:00" table:style-name="ce3">
            <text:p>1999/05/11 00:00</text:p>
          </table:table-cell>
          <table:table-cell office:value-type="string" table:style-name="ce4">
            <text:p>','</text:p>
          </table:table-cell>
          <table:table-cell office:value-type="date" office:date-value="1999-05-12T00:00:00" table:style-name="ce3">
            <text:p>1999/05/12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14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0-12-28T00:00:00" table:style-name="ce3">
            <text:p>1990/12/28 00:00</text:p>
          </table:table-cell>
          <table:table-cell office:value-type="string" table:style-name="ce4">
            <text:p>','</text:p>
          </table:table-cell>
          <table:table-cell office:value-type="date" office:date-value="2011-12-28T00:00:00" table:style-name="ce3">
            <text:p>2011/12/28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1-06-27T00:00:00" table:style-name="ce3">
            <text:p>1991/06/27 00:00</text:p>
          </table:table-cell>
          <table:table-cell office:value-type="string" table:style-name="ce4">
            <text:p>','</text:p>
          </table:table-cell>
          <table:table-cell office:value-type="date" office:date-value="1991-06-28T00:00:00" table:style-name="ce3">
            <text:p>1991/06/28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15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0-12-27T00:00:00" table:style-name="ce3">
            <text:p>1990/12/27 00:00</text:p>
          </table:table-cell>
          <table:table-cell office:value-type="string" table:style-name="ce4">
            <text:p>','</text:p>
          </table:table-cell>
          <table:table-cell office:value-type="date" office:date-value="2011-12-27T00:00:00" table:style-name="ce3">
            <text:p>2011/12/27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1-12-26T00:00:00" table:style-name="ce3">
            <text:p>2011/12/26 00:00</text:p>
          </table:table-cell>
          <table:table-cell office:value-type="string" table:style-name="ce4">
            <text:p>','</text:p>
          </table:table-cell>
          <table:table-cell table:style-name="ce3"/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15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,'</text:p>
          </table:table-cell>
          <table:table-cell office:value-type="date" office:date-value="1990-12-28T00:00:00" table:style-name="ce3">
            <text:p>1990/12/28 00:00</text:p>
          </table:table-cell>
          <table:table-cell office:value-type="string" table:style-name="ce4">
            <text:p>','</text:p>
          </table:table-cell>
          <table:table-cell office:value-type="date" office:date-value="2011-12-28T00:00:00" table:style-name="ce3">
            <text:p>2011/12/28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800" table:style-name="ce1">
            <text:p>80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1-12-27T00:00:00" table:style-name="ce3">
            <text:p>1991/12/27 00:00</text:p>
          </table:table-cell>
          <table:table-cell office:value-type="string" table:style-name="ce4">
            <text:p>','</text:p>
          </table:table-cell>
          <table:table-cell office:value-type="date" office:date-value="1991-12-28T00:00:00" table:style-name="ce3">
            <text:p>1991/12/28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16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0-12-27T00:00:00" table:style-name="ce3">
            <text:p>1990/12/27 00:00</text:p>
          </table:table-cell>
          <table:table-cell office:value-type="string" table:style-name="ce4">
            <text:p>','</text:p>
          </table:table-cell>
          <table:table-cell office:value-type="date" office:date-value="2011-12-27T00:00:00" table:style-name="ce3">
            <text:p>2011/12/27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1-12-27T00:00:00" table:style-name="ce3">
            <text:p>1991/12/27 00:00</text:p>
          </table:table-cell>
          <table:table-cell office:value-type="string" table:style-name="ce4">
            <text:p>','</text:p>
          </table:table-cell>
          <table:table-cell office:value-type="date" office:date-value="1991-12-28T00:00:00" table:style-name="ce3">
            <text:p>1991/12/28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16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0-12-28T00:00:00" table:style-name="ce3">
            <text:p>1990/12/28 00:00</text:p>
          </table:table-cell>
          <table:table-cell office:value-type="string" table:style-name="ce4">
            <text:p>','</text:p>
          </table:table-cell>
          <table:table-cell office:value-type="date" office:date-value="2011-12-28T00:00:00" table:style-name="ce3">
            <text:p>2011/12/28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461" table:style-name="ce1">
            <text:p>461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5-08-02T00:00:00" table:style-name="ce3">
            <text:p>1995/08/02 00:00</text:p>
          </table:table-cell>
          <table:table-cell office:value-type="string" table:style-name="ce4">
            <text:p>','</text:p>
          </table:table-cell>
          <table:table-cell office:value-type="date" office:date-value="1995-08-03T00:00:00" table:style-name="ce3">
            <text:p>1995/08/03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16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0-12-29T00:00:00" table:style-name="ce3">
            <text:p>1990/12/29 00:00</text:p>
          </table:table-cell>
          <table:table-cell office:value-type="string" table:style-name="ce4">
            <text:p>','</text:p>
          </table:table-cell>
          <table:table-cell office:value-type="date" office:date-value="1999-12-29T00:00:00" table:style-name="ce3">
            <text:p>1999/12/29 00:00</text:p>
          </table:table-cell>
          <table:table-cell office:value-type="string" table:style-name="ce4">
            <text:p>',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,</text:p>
          </table:table-cell>
          <table:table-cell office:value-type="float" office:value="1036.08" table:style-name="ce1">
            <text:p>1036.08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9-12-28T00:00:00" table:style-name="ce3">
            <text:p>1999/12/28 00:00</text:p>
          </table:table-cell>
          <table:table-cell office:value-type="string" table:style-name="ce4">
            <text:p>','</text:p>
          </table:table-cell>
          <table:table-cell table:style-name="ce3"/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17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0-12-29T00:00:00" table:style-name="ce3">
            <text:p>1990/12/29 00:00</text:p>
          </table:table-cell>
          <table:table-cell office:value-type="string" table:style-name="ce4">
            <text:p>','</text:p>
          </table:table-cell>
          <table:table-cell office:value-type="date" office:date-value="2011-12-29T00:00:00" table:style-name="ce3">
            <text:p>2011/12/29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1-12-28T00:00:00" table:style-name="ce3">
            <text:p>2011/12/28 00:00</text:p>
          </table:table-cell>
          <table:table-cell office:value-type="string" table:style-name="ce4">
            <text:p>','</text:p>
          </table:table-cell>
          <table:table-cell table:style-name="ce3"/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17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0-12-29T00:00:00" table:style-name="ce3">
            <text:p>1990/12/29 00:00</text:p>
          </table:table-cell>
          <table:table-cell office:value-type="string" table:style-name="ce4">
            <text:p>','</text:p>
          </table:table-cell>
          <table:table-cell office:value-type="date" office:date-value="2011-12-29T00:00:00" table:style-name="ce3">
            <text:p>2011/12/29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1-12-28T00:00:00" table:style-name="ce3">
            <text:p>1991/12/28 00:00</text:p>
          </table:table-cell>
          <table:table-cell office:value-type="string" table:style-name="ce4">
            <text:p>','</text:p>
          </table:table-cell>
          <table:table-cell office:value-type="date" office:date-value="1991-12-29T00:00:00" table:style-name="ce3">
            <text:p>1991/12/29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18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0-12-27T00:00:00" table:style-name="ce3">
            <text:p>1990/12/27 00:00</text:p>
          </table:table-cell>
          <table:table-cell office:value-type="string" table:style-name="ce4">
            <text:p>','</text:p>
          </table:table-cell>
          <table:table-cell office:value-type="date" office:date-value="2011-12-27T00:00:00" table:style-name="ce3">
            <text:p>2011/12/27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503.4" table:style-name="ce1">
            <text:p>503.4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1-12-26T00:00:00" table:style-name="ce3">
            <text:p>2011/12/26 00:00</text:p>
          </table:table-cell>
          <table:table-cell office:value-type="string" table:style-name="ce4">
            <text:p>','</text:p>
          </table:table-cell>
          <table:table-cell table:style-name="ce3"/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18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0-12-30T00:00:00" table:style-name="ce3">
            <text:p>1990/12/30 00:00</text:p>
          </table:table-cell>
          <table:table-cell office:value-type="string" table:style-name="ce4">
            <text:p>','</text:p>
          </table:table-cell>
          <table:table-cell office:value-type="date" office:date-value="2004-12-30T00:00:00" table:style-name="ce3">
            <text:p>2004/12/30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1-12-29T00:00:00" table:style-name="ce3">
            <text:p>1991/12/29 00:00</text:p>
          </table:table-cell>
          <table:table-cell office:value-type="string" table:style-name="ce4">
            <text:p>','</text:p>
          </table:table-cell>
          <table:table-cell office:value-type="date" office:date-value="1991-12-30T00:00:00" table:style-name="ce3">
            <text:p>1991/12/30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19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0-12-29T00:00:00" table:style-name="ce3">
            <text:p>1990/12/29 00:00</text:p>
          </table:table-cell>
          <table:table-cell office:value-type="string" table:style-name="ce4">
            <text:p>','</text:p>
          </table:table-cell>
          <table:table-cell office:value-type="date" office:date-value="2011-12-29T00:00:00" table:style-name="ce3">
            <text:p>2011/12/29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3-12-28T00:00:00" table:style-name="ce3">
            <text:p>1993/12/28 00:00</text:p>
          </table:table-cell>
          <table:table-cell office:value-type="string" table:style-name="ce4">
            <text:p>','</text:p>
          </table:table-cell>
          <table:table-cell office:value-type="date" office:date-value="1993-12-29T00:00:00" table:style-name="ce3">
            <text:p>1993/12/29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19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0-12-29T00:00:00" table:style-name="ce3">
            <text:p>1990/12/29 00:00</text:p>
          </table:table-cell>
          <table:table-cell office:value-type="string" table:style-name="ce4">
            <text:p>','</text:p>
          </table:table-cell>
          <table:table-cell office:value-type="date" office:date-value="2011-12-29T00:00:00" table:style-name="ce3">
            <text:p>2011/12/29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1-12-28T00:00:00" table:style-name="ce3">
            <text:p>1991/12/28 00:00</text:p>
          </table:table-cell>
          <table:table-cell office:value-type="string" table:style-name="ce4">
            <text:p>','</text:p>
          </table:table-cell>
          <table:table-cell office:value-type="date" office:date-value="1991-12-29T00:00:00" table:style-name="ce3">
            <text:p>1991/12/29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2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0-12-29T00:00:00" table:style-name="ce3">
            <text:p>1990/12/29 00:00</text:p>
          </table:table-cell>
          <table:table-cell office:value-type="string" table:style-name="ce4">
            <text:p>','</text:p>
          </table:table-cell>
          <table:table-cell office:value-type="date" office:date-value="2011-12-29T00:00:00" table:style-name="ce3">
            <text:p>2011/12/29 00:00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2828" table:style-name="ce1">
            <text:p>2828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7-10-31T00:00:00" table:style-name="ce3">
            <text:p>1997/10/31 00:00</text:p>
          </table:table-cell>
          <table:table-cell office:value-type="string" table:style-name="ce4">
            <text:p>','</text:p>
          </table:table-cell>
          <table:table-cell office:value-type="date" office:date-value="1997-11-01T00:00:00" table:style-name="ce3">
            <text:p>1997/11/01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20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0-12-29T00:00:00" table:style-name="ce3">
            <text:p>1990/12/29 00:00</text:p>
          </table:table-cell>
          <table:table-cell office:value-type="string" table:style-name="ce4">
            <text:p>','</text:p>
          </table:table-cell>
          <table:table-cell office:value-type="date" office:date-value="2007-12-29T00:00:00" table:style-name="ce3">
            <text:p>2007/12/29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01-03-12T00:00:00" table:style-name="ce3">
            <text:p>2001/03/12 00:00</text:p>
          </table:table-cell>
          <table:table-cell office:value-type="string" table:style-name="ce4">
            <text:p>','</text:p>
          </table:table-cell>
          <table:table-cell office:value-type="date" office:date-value="2001-03-13T00:00:00" table:style-name="ce3">
            <text:p>2001/03/13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20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,'</text:p>
          </table:table-cell>
          <table:table-cell office:value-type="date" office:date-value="1990-12-29T00:00:00" table:style-name="ce3">
            <text:p>1990/12/29 00:00</text:p>
          </table:table-cell>
          <table:table-cell office:value-type="string" table:style-name="ce4">
            <text:p>','</text:p>
          </table:table-cell>
          <table:table-cell office:value-type="date" office:date-value="2011-12-29T00:00:00" table:style-name="ce3">
            <text:p>2011/12/29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480" table:style-name="ce1">
            <text:p>48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2-12-28T00:00:00" table:style-name="ce3">
            <text:p>1992/12/28 00:00</text:p>
          </table:table-cell>
          <table:table-cell office:value-type="string" table:style-name="ce4">
            <text:p>','</text:p>
          </table:table-cell>
          <table:table-cell office:value-type="date" office:date-value="1992-12-29T00:00:00" table:style-name="ce3">
            <text:p>1992/12/29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20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0-12-29T00:00:00" table:style-name="ce3">
            <text:p>1990/12/29 00:00</text:p>
          </table:table-cell>
          <table:table-cell office:value-type="string" table:style-name="ce4">
            <text:p>','</text:p>
          </table:table-cell>
          <table:table-cell office:value-type="date" office:date-value="2011-12-29T00:00:00" table:style-name="ce3">
            <text:p>2011/12/29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5-12-28T00:00:00" table:style-name="ce3">
            <text:p>1995/12/28 00:00</text:p>
          </table:table-cell>
          <table:table-cell office:value-type="string" table:style-name="ce4">
            <text:p>','</text:p>
          </table:table-cell>
          <table:table-cell office:value-type="date" office:date-value="1995-12-29T00:00:00" table:style-name="ce3">
            <text:p>1995/12/29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21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0-12-29T00:00:00" table:style-name="ce3">
            <text:p>1990/12/29 00:00</text:p>
          </table:table-cell>
          <table:table-cell office:value-type="string" table:style-name="ce4">
            <text:p>','</text:p>
          </table:table-cell>
          <table:table-cell office:value-type="date" office:date-value="2011-12-29T00:00:00" table:style-name="ce3">
            <text:p>2011/12/29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7-12-28T00:00:00" table:style-name="ce3">
            <text:p>1997/12/28 00:00</text:p>
          </table:table-cell>
          <table:table-cell office:value-type="string" table:style-name="ce4">
            <text:p>','</text:p>
          </table:table-cell>
          <table:table-cell office:value-type="date" office:date-value="1997-12-29T00:00:00" table:style-name="ce3">
            <text:p>1997/12/29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21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0-12-29T00:00:00" table:style-name="ce3">
            <text:p>1990/12/29 00:00</text:p>
          </table:table-cell>
          <table:table-cell office:value-type="string" table:style-name="ce4">
            <text:p>','</text:p>
          </table:table-cell>
          <table:table-cell office:value-type="date" office:date-value="2011-12-29T00:00:00" table:style-name="ce3">
            <text:p>2011/12/29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1-12-28T00:00:00" table:style-name="ce3">
            <text:p>2011/12/28 00:00</text:p>
          </table:table-cell>
          <table:table-cell office:value-type="string" table:style-name="ce4">
            <text:p>','</text:p>
          </table:table-cell>
          <table:table-cell table:style-name="ce3"/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22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0-12-29T00:00:00" table:style-name="ce3">
            <text:p>1990/12/29 00:00</text:p>
          </table:table-cell>
          <table:table-cell office:value-type="string" table:style-name="ce4">
            <text:p>','</text:p>
          </table:table-cell>
          <table:table-cell office:value-type="date" office:date-value="2011-12-29T00:00:00" table:style-name="ce3">
            <text:p>2011/12/29 00:00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406" table:style-name="ce1">
            <text:p>406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5-04-10T00:00:00" table:style-name="ce3">
            <text:p>1995/04/10 00:00</text:p>
          </table:table-cell>
          <table:table-cell office:value-type="string" table:style-name="ce4">
            <text:p>','</text:p>
          </table:table-cell>
          <table:table-cell office:value-type="date" office:date-value="1995-04-11T00:00:00" table:style-name="ce3">
            <text:p>1995/04/11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23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0-12-29T00:00:00" table:style-name="ce3">
            <text:p>1990/12/29 00:00</text:p>
          </table:table-cell>
          <table:table-cell office:value-type="string" table:style-name="ce4">
            <text:p>','</text:p>
          </table:table-cell>
          <table:table-cell office:value-type="date" office:date-value="1993-12-29T00:00:00" table:style-name="ce3">
            <text:p>1993/12/29 00:00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500" table:style-name="ce1">
            <text:p>150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1-12-28T00:00:00" table:style-name="ce3">
            <text:p>1991/12/28 00:00</text:p>
          </table:table-cell>
          <table:table-cell office:value-type="string" table:style-name="ce4">
            <text:p>','</text:p>
          </table:table-cell>
          <table:table-cell office:value-type="date" office:date-value="1991-12-29T00:00:00" table:style-name="ce3">
            <text:p>1991/12/29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23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0-12-29T00:00:00" table:style-name="ce3">
            <text:p>1990/12/29 00:00</text:p>
          </table:table-cell>
          <table:table-cell office:value-type="string" table:style-name="ce4">
            <text:p>','</text:p>
          </table:table-cell>
          <table:table-cell office:value-type="date" office:date-value="2011-12-29T00:00:00" table:style-name="ce3">
            <text:p>2011/12/29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1-12-28T00:00:00" table:style-name="ce3">
            <text:p>1991/12/28 00:00</text:p>
          </table:table-cell>
          <table:table-cell office:value-type="string" table:style-name="ce4">
            <text:p>','</text:p>
          </table:table-cell>
          <table:table-cell office:value-type="date" office:date-value="1991-12-29T00:00:00" table:style-name="ce3">
            <text:p>1991/12/29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23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0-12-29T00:00:00" table:style-name="ce3">
            <text:p>1990/12/29 00:00</text:p>
          </table:table-cell>
          <table:table-cell office:value-type="string" table:style-name="ce4">
            <text:p>','</text:p>
          </table:table-cell>
          <table:table-cell office:value-type="date" office:date-value="2011-12-29T00:00:00" table:style-name="ce3">
            <text:p>2011/12/29 00:00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500" table:style-name="ce1">
            <text:p>150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2-12-28T00:00:00" table:style-name="ce3">
            <text:p>1992/12/28 00:00</text:p>
          </table:table-cell>
          <table:table-cell office:value-type="string" table:style-name="ce4">
            <text:p>','</text:p>
          </table:table-cell>
          <table:table-cell office:value-type="date" office:date-value="1992-12-29T00:00:00" table:style-name="ce3">
            <text:p>1992/12/29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24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0-12-29T00:00:00" table:style-name="ce3">
            <text:p>1990/12/29 00:00</text:p>
          </table:table-cell>
          <table:table-cell office:value-type="string" table:style-name="ce4">
            <text:p>','</text:p>
          </table:table-cell>
          <table:table-cell office:value-type="date" office:date-value="2006-12-29T00:00:00" table:style-name="ce3">
            <text:p>2006/12/29 00:00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500" table:style-name="ce1">
            <text:p>150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1-12-28T00:00:00" table:style-name="ce3">
            <text:p>1991/12/28 00:00</text:p>
          </table:table-cell>
          <table:table-cell office:value-type="string" table:style-name="ce4">
            <text:p>','</text:p>
          </table:table-cell>
          <table:table-cell office:value-type="date" office:date-value="1991-12-29T00:00:00" table:style-name="ce3">
            <text:p>1991/12/29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24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,'</text:p>
          </table:table-cell>
          <table:table-cell office:value-type="date" office:date-value="1990-12-29T00:00:00" table:style-name="ce3">
            <text:p>1990/12/29 00:00</text:p>
          </table:table-cell>
          <table:table-cell office:value-type="string" table:style-name="ce4">
            <text:p>','</text:p>
          </table:table-cell>
          <table:table-cell office:value-type="date" office:date-value="2011-12-29T00:00:00" table:style-name="ce3">
            <text:p>2011/12/29 00:00</text:p>
          </table:table-cell>
          <table:table-cell office:value-type="string" table:style-name="ce4">
            <text:p>',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,</text:p>
          </table:table-cell>
          <table:table-cell office:value-type="float" office:value="1400" table:style-name="ce1">
            <text:p>140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1-12-28T00:00:00" table:style-name="ce3">
            <text:p>1991/12/28 00:00</text:p>
          </table:table-cell>
          <table:table-cell office:value-type="string" table:style-name="ce4">
            <text:p>','</text:p>
          </table:table-cell>
          <table:table-cell office:value-type="date" office:date-value="1991-12-29T00:00:00" table:style-name="ce3">
            <text:p>1991/12/29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24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,'</text:p>
          </table:table-cell>
          <table:table-cell office:value-type="date" office:date-value="1990-12-29T00:00:00" table:style-name="ce3">
            <text:p>1990/12/29 00:00</text:p>
          </table:table-cell>
          <table:table-cell office:value-type="string" table:style-name="ce4">
            <text:p>','</text:p>
          </table:table-cell>
          <table:table-cell office:value-type="date" office:date-value="2011-12-29T00:00:00" table:style-name="ce3">
            <text:p>2011/12/29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43.2" table:style-name="ce1">
            <text:p>43.2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8-02-02T00:00:00" table:style-name="ce3">
            <text:p>1998/02/02 00:00</text:p>
          </table:table-cell>
          <table:table-cell office:value-type="string" table:style-name="ce4">
            <text:p>','</text:p>
          </table:table-cell>
          <table:table-cell office:value-type="date" office:date-value="1998-02-03T00:00:00" table:style-name="ce3">
            <text:p>1998/02/03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25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0-12-29T00:00:00" table:style-name="ce3">
            <text:p>1990/12/29 00:00</text:p>
          </table:table-cell>
          <table:table-cell office:value-type="string" table:style-name="ce4">
            <text:p>','</text:p>
          </table:table-cell>
          <table:table-cell office:value-type="date" office:date-value="2011-12-29T00:00:00" table:style-name="ce3">
            <text:p>2011/12/29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503.4" table:style-name="ce1">
            <text:p>503.4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2-12-28T00:00:00" table:style-name="ce3">
            <text:p>1992/12/28 00:00</text:p>
          </table:table-cell>
          <table:table-cell office:value-type="string" table:style-name="ce4">
            <text:p>','</text:p>
          </table:table-cell>
          <table:table-cell office:value-type="date" office:date-value="1992-12-29T00:00:00" table:style-name="ce3">
            <text:p>1992/12/29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25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0-12-29T00:00:00" table:style-name="ce3">
            <text:p>1990/12/29 00:00</text:p>
          </table:table-cell>
          <table:table-cell office:value-type="string" table:style-name="ce4">
            <text:p>','</text:p>
          </table:table-cell>
          <table:table-cell office:value-type="date" office:date-value="2004-12-29T00:00:00" table:style-name="ce3">
            <text:p>2004/12/29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3-12-28T00:00:00" table:style-name="ce3">
            <text:p>1993/12/28 00:00</text:p>
          </table:table-cell>
          <table:table-cell office:value-type="string" table:style-name="ce4">
            <text:p>','</text:p>
          </table:table-cell>
          <table:table-cell office:value-type="date" office:date-value="1993-12-29T00:00:00" table:style-name="ce3">
            <text:p>1993/12/29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26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0-12-29T00:00:00" table:style-name="ce3">
            <text:p>1990/12/29 00:00</text:p>
          </table:table-cell>
          <table:table-cell office:value-type="string" table:style-name="ce4">
            <text:p>','</text:p>
          </table:table-cell>
          <table:table-cell office:value-type="date" office:date-value="2011-12-29T00:00:00" table:style-name="ce3">
            <text:p>2011/12/29 00:00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500" table:style-name="ce1">
            <text:p>150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4-12-28T00:00:00" table:style-name="ce3">
            <text:p>1994/12/28 00:00</text:p>
          </table:table-cell>
          <table:table-cell office:value-type="string" table:style-name="ce4">
            <text:p>','</text:p>
          </table:table-cell>
          <table:table-cell office:value-type="date" office:date-value="1994-12-29T00:00:00" table:style-name="ce3">
            <text:p>1994/12/29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26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0-12-29T00:00:00" table:style-name="ce3">
            <text:p>1990/12/29 00:00</text:p>
          </table:table-cell>
          <table:table-cell office:value-type="string" table:style-name="ce4">
            <text:p>','</text:p>
          </table:table-cell>
          <table:table-cell office:value-type="date" office:date-value="2011-12-29T00:00:00" table:style-name="ce3">
            <text:p>2011/12/29 00:00</text:p>
          </table:table-cell>
          <table:table-cell office:value-type="string" table:style-name="ce4">
            <text:p>',</text:p>
          </table:table-cell>
          <table:table-cell office:value-type="float" office:value="300000" table:style-name="ce1">
            <text:p>300000</text:p>
          </table:table-cell>
          <table:table-cell office:value-type="string" table:style-name="ce1">
            <text:p>,</text:p>
          </table:table-cell>
          <table:table-cell office:value-type="float" office:value="2250" table:style-name="ce1">
            <text:p>22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3-12-28T00:00:00" table:style-name="ce3">
            <text:p>1993/12/28 00:00</text:p>
          </table:table-cell>
          <table:table-cell office:value-type="string" table:style-name="ce4">
            <text:p>','</text:p>
          </table:table-cell>
          <table:table-cell office:value-type="date" office:date-value="1993-12-29T00:00:00" table:style-name="ce3">
            <text:p>1993/12/29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27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0-12-29T00:00:00" table:style-name="ce3">
            <text:p>1990/12/29 00:00</text:p>
          </table:table-cell>
          <table:table-cell office:value-type="string" table:style-name="ce4">
            <text:p>','</text:p>
          </table:table-cell>
          <table:table-cell office:value-type="date" office:date-value="2011-12-29T00:00:00" table:style-name="ce3">
            <text:p>2011/12/29 00:00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500" table:style-name="ce1">
            <text:p>150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3-12-28T00:00:00" table:style-name="ce3">
            <text:p>1993/12/28 00:00</text:p>
          </table:table-cell>
          <table:table-cell office:value-type="string" table:style-name="ce4">
            <text:p>','</text:p>
          </table:table-cell>
          <table:table-cell office:value-type="date" office:date-value="1993-12-29T00:00:00" table:style-name="ce3">
            <text:p>1993/12/29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27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0-12-29T00:00:00" table:style-name="ce3">
            <text:p>1990/12/29 00:00</text:p>
          </table:table-cell>
          <table:table-cell office:value-type="string" table:style-name="ce4">
            <text:p>','</text:p>
          </table:table-cell>
          <table:table-cell office:value-type="date" office:date-value="2011-12-29T00:00:00" table:style-name="ce3">
            <text:p>2011/12/29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7-12-28T00:00:00" table:style-name="ce3">
            <text:p>1997/12/28 00:00</text:p>
          </table:table-cell>
          <table:table-cell office:value-type="string" table:style-name="ce4">
            <text:p>','</text:p>
          </table:table-cell>
          <table:table-cell office:value-type="date" office:date-value="1997-12-29T00:00:00" table:style-name="ce3">
            <text:p>1997/12/29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27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0-12-29T00:00:00" table:style-name="ce3">
            <text:p>1990/12/29 00:00</text:p>
          </table:table-cell>
          <table:table-cell office:value-type="string" table:style-name="ce4">
            <text:p>','</text:p>
          </table:table-cell>
          <table:table-cell office:value-type="date" office:date-value="2011-12-29T00:00:00" table:style-name="ce3">
            <text:p>2011/12/29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1282" table:style-name="ce1">
            <text:p>1282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05-08-28T00:00:00" table:style-name="ce3">
            <text:p>2005/08/28 00:00</text:p>
          </table:table-cell>
          <table:table-cell office:value-type="string" table:style-name="ce4">
            <text:p>','</text:p>
          </table:table-cell>
          <table:table-cell office:value-type="date" office:date-value="2005-08-29T00:00:00" table:style-name="ce3">
            <text:p>2005/08/29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28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0-12-29T00:00:00" table:style-name="ce3">
            <text:p>1990/12/29 00:00</text:p>
          </table:table-cell>
          <table:table-cell office:value-type="string" table:style-name="ce4">
            <text:p>','</text:p>
          </table:table-cell>
          <table:table-cell office:value-type="date" office:date-value="1994-12-29T00:00:00" table:style-name="ce3">
            <text:p>1994/12/29 00:00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500" table:style-name="ce1">
            <text:p>150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4-12-28T00:00:00" table:style-name="ce3">
            <text:p>1994/12/28 00:00</text:p>
          </table:table-cell>
          <table:table-cell office:value-type="string" table:style-name="ce4">
            <text:p>','</text:p>
          </table:table-cell>
          <table:table-cell table:style-name="ce3"/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28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0-12-29T00:00:00" table:style-name="ce3">
            <text:p>1990/12/29 00:00</text:p>
          </table:table-cell>
          <table:table-cell office:value-type="string" table:style-name="ce4">
            <text:p>','</text:p>
          </table:table-cell>
          <table:table-cell office:value-type="date" office:date-value="2007-12-29T00:00:00" table:style-name="ce3">
            <text:p>2007/12/29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1-06-28T00:00:00" table:style-name="ce3">
            <text:p>1991/06/28 00:00</text:p>
          </table:table-cell>
          <table:table-cell office:value-type="string" table:style-name="ce4">
            <text:p>','</text:p>
          </table:table-cell>
          <table:table-cell office:value-type="date" office:date-value="1991-06-29T00:00:00" table:style-name="ce3">
            <text:p>1991/06/29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29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0-12-29T00:00:00" table:style-name="ce3">
            <text:p>1990/12/29 00:00</text:p>
          </table:table-cell>
          <table:table-cell office:value-type="string" table:style-name="ce4">
            <text:p>','</text:p>
          </table:table-cell>
          <table:table-cell office:value-type="date" office:date-value="2011-12-29T00:00:00" table:style-name="ce3">
            <text:p>2011/12/29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1-12-28T00:00:00" table:style-name="ce3">
            <text:p>2011/12/28 00:00</text:p>
          </table:table-cell>
          <table:table-cell office:value-type="string" table:style-name="ce4">
            <text:p>','</text:p>
          </table:table-cell>
          <table:table-cell table:style-name="ce3"/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29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0-12-29T00:00:00" table:style-name="ce3">
            <text:p>1990/12/29 00:00</text:p>
          </table:table-cell>
          <table:table-cell office:value-type="string" table:style-name="ce4">
            <text:p>','</text:p>
          </table:table-cell>
          <table:table-cell office:value-type="date" office:date-value="2011-12-29T00:00:00" table:style-name="ce3">
            <text:p>2011/12/29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4-12-28T00:00:00" table:style-name="ce3">
            <text:p>1994/12/28 00:00</text:p>
          </table:table-cell>
          <table:table-cell office:value-type="string" table:style-name="ce4">
            <text:p>','</text:p>
          </table:table-cell>
          <table:table-cell office:value-type="date" office:date-value="1994-12-29T00:00:00" table:style-name="ce3">
            <text:p>1994/12/29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30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0-12-29T00:00:00" table:style-name="ce3">
            <text:p>1990/12/29 00:00</text:p>
          </table:table-cell>
          <table:table-cell office:value-type="string" table:style-name="ce4">
            <text:p>','</text:p>
          </table:table-cell>
          <table:table-cell office:value-type="date" office:date-value="2006-12-29T00:00:00" table:style-name="ce3">
            <text:p>2006/12/29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06-12-28T00:00:00" table:style-name="ce3">
            <text:p>2006/12/28 00:00</text:p>
          </table:table-cell>
          <table:table-cell office:value-type="string" table:style-name="ce4">
            <text:p>','</text:p>
          </table:table-cell>
          <table:table-cell table:style-name="ce3"/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30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0-12-29T00:00:00" table:style-name="ce3">
            <text:p>1990/12/29 00:00</text:p>
          </table:table-cell>
          <table:table-cell office:value-type="string" table:style-name="ce4">
            <text:p>','</text:p>
          </table:table-cell>
          <table:table-cell office:value-type="date" office:date-value="2011-12-29T00:00:00" table:style-name="ce3">
            <text:p>2011/12/29 00:00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500" table:style-name="ce1">
            <text:p>150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1-12-28T00:00:00" table:style-name="ce3">
            <text:p>2011/12/28 00:00</text:p>
          </table:table-cell>
          <table:table-cell office:value-type="string" table:style-name="ce4">
            <text:p>','</text:p>
          </table:table-cell>
          <table:table-cell table:style-name="ce3"/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31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0-12-29T00:00:00" table:style-name="ce3">
            <text:p>1990/12/29 00:00</text:p>
          </table:table-cell>
          <table:table-cell office:value-type="string" table:style-name="ce4">
            <text:p>','</text:p>
          </table:table-cell>
          <table:table-cell office:value-type="date" office:date-value="2009-12-29T00:00:00" table:style-name="ce3">
            <text:p>2009/12/29 00:00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500" table:style-name="ce1">
            <text:p>150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1-12-28T00:00:00" table:style-name="ce3">
            <text:p>1991/12/28 00:00</text:p>
          </table:table-cell>
          <table:table-cell office:value-type="string" table:style-name="ce4">
            <text:p>','</text:p>
          </table:table-cell>
          <table:table-cell office:value-type="date" office:date-value="1991-12-29T00:00:00" table:style-name="ce3">
            <text:p>1991/12/29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31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'</text:p>
          </table:table-cell>
          <table:table-cell office:value-type="date" office:date-value="1997-01-11T00:00:00" table:style-name="ce3">
            <text:p>1997/01/11 00:00</text:p>
          </table:table-cell>
          <table:table-cell office:value-type="string" table:style-name="ce4">
            <text:p>','</text:p>
          </table:table-cell>
          <table:table-cell office:value-type="date" office:date-value="2011-12-29T00:00:00" table:style-name="ce3">
            <text:p>2011/12/29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7-01-11T00:00:00" table:style-name="ce3">
            <text:p>1997/01/11 00:00</text:p>
          </table:table-cell>
          <table:table-cell office:value-type="string" table:style-name="ce4">
            <text:p>','</text:p>
          </table:table-cell>
          <table:table-cell office:value-type="date" office:date-value="1997-01-12T00:00:00" table:style-name="ce3">
            <text:p>1997/01/12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32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0-12-29T00:00:00" table:style-name="ce3">
            <text:p>1990/12/29 00:00</text:p>
          </table:table-cell>
          <table:table-cell office:value-type="string" table:style-name="ce4">
            <text:p>','</text:p>
          </table:table-cell>
          <table:table-cell office:value-type="date" office:date-value="2011-12-29T00:00:00" table:style-name="ce3">
            <text:p>2011/12/29 00:00</text:p>
          </table:table-cell>
          <table:table-cell office:value-type="string" table:style-name="ce4">
            <text:p>',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,</text:p>
          </table:table-cell>
          <table:table-cell office:value-type="float" office:value="1739" table:style-name="ce1">
            <text:p>1739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1-12-28T00:00:00" table:style-name="ce3">
            <text:p>1991/12/28 00:00</text:p>
          </table:table-cell>
          <table:table-cell office:value-type="string" table:style-name="ce4">
            <text:p>','</text:p>
          </table:table-cell>
          <table:table-cell office:value-type="date" office:date-value="1991-12-29T00:00:00" table:style-name="ce3">
            <text:p>1991/12/29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32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,'</text:p>
          </table:table-cell>
          <table:table-cell office:value-type="date" office:date-value="1990-12-29T00:00:00" table:style-name="ce3">
            <text:p>1990/12/29 00:00</text:p>
          </table:table-cell>
          <table:table-cell office:value-type="string" table:style-name="ce4">
            <text:p>','</text:p>
          </table:table-cell>
          <table:table-cell office:value-type="date" office:date-value="2011-12-29T00:00:00" table:style-name="ce3">
            <text:p>2011/12/29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800" table:style-name="ce1">
            <text:p>80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1-12-28T00:00:00" table:style-name="ce3">
            <text:p>1991/12/28 00:00</text:p>
          </table:table-cell>
          <table:table-cell office:value-type="string" table:style-name="ce4">
            <text:p>','</text:p>
          </table:table-cell>
          <table:table-cell office:value-type="date" office:date-value="1991-12-29T00:00:00" table:style-name="ce3">
            <text:p>1991/12/29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32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1-14T00:00:00" table:style-name="ce3">
            <text:p>1991/01/14 00:00</text:p>
          </table:table-cell>
          <table:table-cell office:value-type="string" table:style-name="ce4">
            <text:p>','</text:p>
          </table:table-cell>
          <table:table-cell office:value-type="date" office:date-value="2009-01-14T00:00:00" table:style-name="ce3">
            <text:p>2009/01/14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2-01-13T00:00:00" table:style-name="ce3">
            <text:p>1992/01/13 00:00</text:p>
          </table:table-cell>
          <table:table-cell office:value-type="string" table:style-name="ce4">
            <text:p>','</text:p>
          </table:table-cell>
          <table:table-cell office:value-type="date" office:date-value="1992-01-14T00:00:00" table:style-name="ce3">
            <text:p>1992/01/14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33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1-11T00:00:00" table:style-name="ce3">
            <text:p>1991/01/11 00:00</text:p>
          </table:table-cell>
          <table:table-cell office:value-type="string" table:style-name="ce4">
            <text:p>','</text:p>
          </table:table-cell>
          <table:table-cell office:value-type="date" office:date-value="2012-01-11T00:00:00" table:style-name="ce3">
            <text:p>2012/01/11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503.4" table:style-name="ce1">
            <text:p>503.4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2-01-10T00:00:00" table:style-name="ce3">
            <text:p>2012/01/10 00:00</text:p>
          </table:table-cell>
          <table:table-cell office:value-type="string" table:style-name="ce4">
            <text:p>','</text:p>
          </table:table-cell>
          <table:table-cell table:style-name="ce3"/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33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1-14T00:00:00" table:style-name="ce3">
            <text:p>1991/01/14 00:00</text:p>
          </table:table-cell>
          <table:table-cell office:value-type="string" table:style-name="ce4">
            <text:p>','</text:p>
          </table:table-cell>
          <table:table-cell office:value-type="date" office:date-value="2010-04-15T00:00:00" table:style-name="ce3">
            <text:p>2010/04/15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0-04-14T00:00:00" table:style-name="ce3">
            <text:p>2010/04/14 00:00</text:p>
          </table:table-cell>
          <table:table-cell office:value-type="string" table:style-name="ce4">
            <text:p>','</text:p>
          </table:table-cell>
          <table:table-cell table:style-name="ce3"/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33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1-21T00:00:00" table:style-name="ce3">
            <text:p>1991/01/21 00:00</text:p>
          </table:table-cell>
          <table:table-cell office:value-type="string" table:style-name="ce4">
            <text:p>','</text:p>
          </table:table-cell>
          <table:table-cell office:value-type="date" office:date-value="2012-01-21T00:00:00" table:style-name="ce3">
            <text:p>2012/01/21 00:00</text:p>
          </table:table-cell>
          <table:table-cell office:value-type="string" table:style-name="ce4">
            <text:p>',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,</text:p>
          </table:table-cell>
          <table:table-cell office:value-type="float" office:value="1439" table:style-name="ce1">
            <text:p>1439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2-01-20T00:00:00" table:style-name="ce3">
            <text:p>1992/01/20 00:00</text:p>
          </table:table-cell>
          <table:table-cell office:value-type="string" table:style-name="ce4">
            <text:p>','</text:p>
          </table:table-cell>
          <table:table-cell office:value-type="date" office:date-value="1992-01-21T00:00:00" table:style-name="ce3">
            <text:p>1992/01/21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33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1-23T00:00:00" table:style-name="ce3">
            <text:p>1991/01/23 00:00</text:p>
          </table:table-cell>
          <table:table-cell office:value-type="string" table:style-name="ce4">
            <text:p>','</text:p>
          </table:table-cell>
          <table:table-cell office:value-type="date" office:date-value="2012-01-23T00:00:00" table:style-name="ce3">
            <text:p>2012/01/23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2348.38" table:style-name="ce1">
            <text:p>2348.38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02-08-18T00:00:00" table:style-name="ce3">
            <text:p>2002/08/18 00:00</text:p>
          </table:table-cell>
          <table:table-cell office:value-type="string" table:style-name="ce4">
            <text:p>','</text:p>
          </table:table-cell>
          <table:table-cell office:value-type="date" office:date-value="2002-08-19T00:00:00" table:style-name="ce3">
            <text:p>2002/08/19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34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1-18T00:00:00" table:style-name="ce3">
            <text:p>1991/01/18 00:00</text:p>
          </table:table-cell>
          <table:table-cell office:value-type="string" table:style-name="ce4">
            <text:p>','</text:p>
          </table:table-cell>
          <table:table-cell office:value-type="date" office:date-value="2009-01-18T00:00:00" table:style-name="ce3">
            <text:p>2009/01/18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503.4" table:style-name="ce1">
            <text:p>503.4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01-01-17T00:00:00" table:style-name="ce3">
            <text:p>2001/01/17 00:00</text:p>
          </table:table-cell>
          <table:table-cell office:value-type="string" table:style-name="ce4">
            <text:p>','</text:p>
          </table:table-cell>
          <table:table-cell office:value-type="date" office:date-value="2001-01-18T00:00:00" table:style-name="ce3">
            <text:p>2001/01/18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34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'</text:p>
          </table:table-cell>
          <table:table-cell office:value-type="date" office:date-value="2007-01-23T00:00:00" table:style-name="ce3">
            <text:p>2007/01/23 00:00</text:p>
          </table:table-cell>
          <table:table-cell office:value-type="string" table:style-name="ce4">
            <text:p>','</text:p>
          </table:table-cell>
          <table:table-cell office:value-type="date" office:date-value="2012-01-23T00:00:00" table:style-name="ce3">
            <text:p>2012/01/23 00:00</text:p>
          </table:table-cell>
          <table:table-cell office:value-type="string" table:style-name="ce4">
            <text:p>',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,</text:p>
          </table:table-cell>
          <table:table-cell office:value-type="float" office:value="3866" table:style-name="ce1">
            <text:p>3866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2-01-22T00:00:00" table:style-name="ce3">
            <text:p>2012/01/22 00:00</text:p>
          </table:table-cell>
          <table:table-cell office:value-type="string" table:style-name="ce4">
            <text:p>','</text:p>
          </table:table-cell>
          <table:table-cell table:style-name="ce3"/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34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1-24T00:00:00" table:style-name="ce3">
            <text:p>1991/01/24 00:00</text:p>
          </table:table-cell>
          <table:table-cell office:value-type="string" table:style-name="ce4">
            <text:p>','</text:p>
          </table:table-cell>
          <table:table-cell office:value-type="date" office:date-value="2012-01-24T00:00:00" table:style-name="ce3">
            <text:p>2012/01/24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503.4" table:style-name="ce1">
            <text:p>503.4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3-01-23T00:00:00" table:style-name="ce3">
            <text:p>1993/01/23 00:00</text:p>
          </table:table-cell>
          <table:table-cell office:value-type="string" table:style-name="ce4">
            <text:p>','</text:p>
          </table:table-cell>
          <table:table-cell office:value-type="date" office:date-value="1993-01-24T00:00:00" table:style-name="ce3">
            <text:p>1993/01/24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35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1-25T00:00:00" table:style-name="ce3">
            <text:p>1991/01/25 00:00</text:p>
          </table:table-cell>
          <table:table-cell office:value-type="string" table:style-name="ce4">
            <text:p>','</text:p>
          </table:table-cell>
          <table:table-cell office:value-type="date" office:date-value="2012-01-25T00:00:00" table:style-name="ce3">
            <text:p>2012/01/25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35" table:style-name="ce1">
            <text:p>735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05-12-24T00:00:00" table:style-name="ce3">
            <text:p>2005/12/24 00:00</text:p>
          </table:table-cell>
          <table:table-cell office:value-type="string" table:style-name="ce4">
            <text:p>','</text:p>
          </table:table-cell>
          <table:table-cell office:value-type="date" office:date-value="2005-12-25T00:00:00" table:style-name="ce3">
            <text:p>2005/12/25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35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1-22T00:00:00" table:style-name="ce3">
            <text:p>1991/01/22 00:00</text:p>
          </table:table-cell>
          <table:table-cell office:value-type="string" table:style-name="ce4">
            <text:p>','</text:p>
          </table:table-cell>
          <table:table-cell office:value-type="date" office:date-value="2012-01-22T00:00:00" table:style-name="ce3">
            <text:p>2012/01/22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03-01-21T00:00:00" table:style-name="ce3">
            <text:p>2003/01/21 00:00</text:p>
          </table:table-cell>
          <table:table-cell office:value-type="string" table:style-name="ce4">
            <text:p>','</text:p>
          </table:table-cell>
          <table:table-cell office:value-type="date" office:date-value="2003-01-22T00:00:00" table:style-name="ce3">
            <text:p>2003/01/22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35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1-26T00:00:00" table:style-name="ce3">
            <text:p>1991/01/26 00:00</text:p>
          </table:table-cell>
          <table:table-cell office:value-type="string" table:style-name="ce4">
            <text:p>','</text:p>
          </table:table-cell>
          <table:table-cell office:value-type="date" office:date-value="2012-01-26T00:00:00" table:style-name="ce3">
            <text:p>2012/01/26 00:00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500" table:style-name="ce1">
            <text:p>150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2-01-25T00:00:00" table:style-name="ce3">
            <text:p>1992/01/25 00:00</text:p>
          </table:table-cell>
          <table:table-cell office:value-type="string" table:style-name="ce4">
            <text:p>','</text:p>
          </table:table-cell>
          <table:table-cell office:value-type="date" office:date-value="1992-01-26T00:00:00" table:style-name="ce3">
            <text:p>1992/01/26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36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1-26T00:00:00" table:style-name="ce3">
            <text:p>1991/01/26 00:00</text:p>
          </table:table-cell>
          <table:table-cell office:value-type="string" table:style-name="ce4">
            <text:p>','</text:p>
          </table:table-cell>
          <table:table-cell office:value-type="date" office:date-value="2006-01-26T00:00:00" table:style-name="ce3">
            <text:p>2006/01/26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839" table:style-name="ce1">
            <text:p>839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2-01-25T00:00:00" table:style-name="ce3">
            <text:p>1992/01/25 00:00</text:p>
          </table:table-cell>
          <table:table-cell office:value-type="string" table:style-name="ce4">
            <text:p>','</text:p>
          </table:table-cell>
          <table:table-cell office:value-type="date" office:date-value="1992-01-26T00:00:00" table:style-name="ce3">
            <text:p>1992/01/26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36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,'</text:p>
          </table:table-cell>
          <table:table-cell office:value-type="date" office:date-value="1991-01-28T00:00:00" table:style-name="ce3">
            <text:p>1991/01/28 00:00</text:p>
          </table:table-cell>
          <table:table-cell office:value-type="string" table:style-name="ce4">
            <text:p>','</text:p>
          </table:table-cell>
          <table:table-cell office:value-type="date" office:date-value="2005-01-01T00:00:00" table:style-name="ce3">
            <text:p>2005/01/01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800" table:style-name="ce1">
            <text:p>80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2-01-27T00:00:00" table:style-name="ce3">
            <text:p>1992/01/27 00:00</text:p>
          </table:table-cell>
          <table:table-cell office:value-type="string" table:style-name="ce4">
            <text:p>','</text:p>
          </table:table-cell>
          <table:table-cell office:value-type="date" office:date-value="1992-01-28T00:00:00" table:style-name="ce3">
            <text:p>1992/01/28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36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1-28T00:00:00" table:style-name="ce3">
            <text:p>1991/01/28 00:00</text:p>
          </table:table-cell>
          <table:table-cell office:value-type="string" table:style-name="ce4">
            <text:p>','</text:p>
          </table:table-cell>
          <table:table-cell office:value-type="date" office:date-value="2012-01-28T00:00:00" table:style-name="ce3">
            <text:p>2012/01/28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2-01-27T00:00:00" table:style-name="ce3">
            <text:p>1992/01/27 00:00</text:p>
          </table:table-cell>
          <table:table-cell office:value-type="string" table:style-name="ce4">
            <text:p>','</text:p>
          </table:table-cell>
          <table:table-cell office:value-type="date" office:date-value="1992-01-28T00:00:00" table:style-name="ce3">
            <text:p>1992/01/28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37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1-28T00:00:00" table:style-name="ce3">
            <text:p>1991/01/28 00:00</text:p>
          </table:table-cell>
          <table:table-cell office:value-type="string" table:style-name="ce4">
            <text:p>','</text:p>
          </table:table-cell>
          <table:table-cell office:value-type="date" office:date-value="2012-01-28T00:00:00" table:style-name="ce3">
            <text:p>2012/01/28 00:00</text:p>
          </table:table-cell>
          <table:table-cell office:value-type="string" table:style-name="ce4">
            <text:p>',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,</text:p>
          </table:table-cell>
          <table:table-cell office:value-type="float" office:value="863.4" table:style-name="ce1">
            <text:p>863.4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5-01-27T00:00:00" table:style-name="ce3">
            <text:p>1995/01/27 00:00</text:p>
          </table:table-cell>
          <table:table-cell office:value-type="string" table:style-name="ce4">
            <text:p>','</text:p>
          </table:table-cell>
          <table:table-cell office:value-type="date" office:date-value="1995-01-28T00:00:00" table:style-name="ce3">
            <text:p>1995/01/28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37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1-28T00:00:00" table:style-name="ce3">
            <text:p>1991/01/28 00:00</text:p>
          </table:table-cell>
          <table:table-cell office:value-type="string" table:style-name="ce4">
            <text:p>','</text:p>
          </table:table-cell>
          <table:table-cell office:value-type="date" office:date-value="2012-01-28T00:00:00" table:style-name="ce3">
            <text:p>2012/01/28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839" table:style-name="ce1">
            <text:p>839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2-01-27T00:00:00" table:style-name="ce3">
            <text:p>1992/01/27 00:00</text:p>
          </table:table-cell>
          <table:table-cell office:value-type="string" table:style-name="ce4">
            <text:p>','</text:p>
          </table:table-cell>
          <table:table-cell office:value-type="date" office:date-value="1992-01-28T00:00:00" table:style-name="ce3">
            <text:p>1992/01/28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37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1-29T00:00:00" table:style-name="ce3">
            <text:p>1991/01/29 00:00</text:p>
          </table:table-cell>
          <table:table-cell office:value-type="string" table:style-name="ce4">
            <text:p>','</text:p>
          </table:table-cell>
          <table:table-cell office:value-type="date" office:date-value="2009-01-29T00:00:00" table:style-name="ce3">
            <text:p>2009/01/29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3213" table:style-name="ce1">
            <text:p>3213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00-02-26T00:00:00" table:style-name="ce3">
            <text:p>2000/02/26 00:00</text:p>
          </table:table-cell>
          <table:table-cell office:value-type="string" table:style-name="ce4">
            <text:p>','</text:p>
          </table:table-cell>
          <table:table-cell office:value-type="date" office:date-value="2000-02-27T00:00:00" table:style-name="ce3">
            <text:p>2000/02/27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38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1-28T00:00:00" table:style-name="ce3">
            <text:p>1991/01/28 00:00</text:p>
          </table:table-cell>
          <table:table-cell office:value-type="string" table:style-name="ce4">
            <text:p>','</text:p>
          </table:table-cell>
          <table:table-cell office:value-type="date" office:date-value="2012-01-28T00:00:00" table:style-name="ce3">
            <text:p>2012/01/28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2-01-27T00:00:00" table:style-name="ce3">
            <text:p>1992/01/27 00:00</text:p>
          </table:table-cell>
          <table:table-cell office:value-type="string" table:style-name="ce4">
            <text:p>','</text:p>
          </table:table-cell>
          <table:table-cell office:value-type="date" office:date-value="1992-01-28T00:00:00" table:style-name="ce3">
            <text:p>1992/01/28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38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1-28T00:00:00" table:style-name="ce3">
            <text:p>1991/01/28 00:00</text:p>
          </table:table-cell>
          <table:table-cell office:value-type="string" table:style-name="ce4">
            <text:p>','</text:p>
          </table:table-cell>
          <table:table-cell office:value-type="date" office:date-value="1995-10-22T00:00:00" table:style-name="ce3">
            <text:p>1995/10/22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6-01-27T00:00:00" table:style-name="ce3">
            <text:p>1996/01/27 00:00</text:p>
          </table:table-cell>
          <table:table-cell office:value-type="string" table:style-name="ce4">
            <text:p>','</text:p>
          </table:table-cell>
          <table:table-cell table:style-name="ce3"/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38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1-28T00:00:00" table:style-name="ce3">
            <text:p>1991/01/28 00:00</text:p>
          </table:table-cell>
          <table:table-cell office:value-type="string" table:style-name="ce4">
            <text:p>','</text:p>
          </table:table-cell>
          <table:table-cell office:value-type="date" office:date-value="2012-01-28T00:00:00" table:style-name="ce3">
            <text:p>2012/01/28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2-01-27T00:00:00" table:style-name="ce3">
            <text:p>2012/01/27 00:00</text:p>
          </table:table-cell>
          <table:table-cell office:value-type="string" table:style-name="ce4">
            <text:p>','</text:p>
          </table:table-cell>
          <table:table-cell table:style-name="ce3"/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38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1-29T00:00:00" table:style-name="ce3">
            <text:p>1991/01/29 00:00</text:p>
          </table:table-cell>
          <table:table-cell office:value-type="string" table:style-name="ce4">
            <text:p>','</text:p>
          </table:table-cell>
          <table:table-cell office:value-type="date" office:date-value="2012-01-29T00:00:00" table:style-name="ce3">
            <text:p>2012/01/29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2-01-28T00:00:00" table:style-name="ce3">
            <text:p>1992/01/28 00:00</text:p>
          </table:table-cell>
          <table:table-cell office:value-type="string" table:style-name="ce4">
            <text:p>','</text:p>
          </table:table-cell>
          <table:table-cell office:value-type="date" office:date-value="1992-01-29T00:00:00" table:style-name="ce3">
            <text:p>1992/01/29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39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1-30T00:00:00" table:style-name="ce3">
            <text:p>1991/01/30 00:00</text:p>
          </table:table-cell>
          <table:table-cell office:value-type="string" table:style-name="ce4">
            <text:p>','</text:p>
          </table:table-cell>
          <table:table-cell office:value-type="date" office:date-value="2012-01-30T00:00:00" table:style-name="ce3">
            <text:p>2012/01/30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09-02-27T00:00:00" table:style-name="ce3">
            <text:p>2009/02/27 00:00</text:p>
          </table:table-cell>
          <table:table-cell office:value-type="string" table:style-name="ce4">
            <text:p>','</text:p>
          </table:table-cell>
          <table:table-cell office:value-type="date" office:date-value="2009-02-28T00:00:00" table:style-name="ce3">
            <text:p>2009/02/28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39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1-30T00:00:00" table:style-name="ce3">
            <text:p>1991/01/30 00:00</text:p>
          </table:table-cell>
          <table:table-cell office:value-type="string" table:style-name="ce4">
            <text:p>','</text:p>
          </table:table-cell>
          <table:table-cell office:value-type="date" office:date-value="2012-01-30T00:00:00" table:style-name="ce3">
            <text:p>2012/01/30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839" table:style-name="ce1">
            <text:p>839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2-01-29T00:00:00" table:style-name="ce3">
            <text:p>1992/01/29 00:00</text:p>
          </table:table-cell>
          <table:table-cell office:value-type="string" table:style-name="ce4">
            <text:p>','</text:p>
          </table:table-cell>
          <table:table-cell office:value-type="date" office:date-value="1992-01-30T00:00:00" table:style-name="ce3">
            <text:p>1992/01/30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39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1-30T00:00:00" table:style-name="ce3">
            <text:p>1991/01/30 00:00</text:p>
          </table:table-cell>
          <table:table-cell office:value-type="string" table:style-name="ce4">
            <text:p>','</text:p>
          </table:table-cell>
          <table:table-cell office:value-type="date" office:date-value="2010-01-30T00:00:00" table:style-name="ce3">
            <text:p>2010/01/30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839" table:style-name="ce1">
            <text:p>839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2-01-29T00:00:00" table:style-name="ce3">
            <text:p>1992/01/29 00:00</text:p>
          </table:table-cell>
          <table:table-cell office:value-type="string" table:style-name="ce4">
            <text:p>','</text:p>
          </table:table-cell>
          <table:table-cell office:value-type="date" office:date-value="1992-01-30T00:00:00" table:style-name="ce3">
            <text:p>1992/01/30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40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1-30T00:00:00" table:style-name="ce3">
            <text:p>1991/01/30 00:00</text:p>
          </table:table-cell>
          <table:table-cell office:value-type="string" table:style-name="ce4">
            <text:p>','</text:p>
          </table:table-cell>
          <table:table-cell office:value-type="date" office:date-value="2012-01-30T00:00:00" table:style-name="ce3">
            <text:p>2012/01/30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3-01-29T00:00:00" table:style-name="ce3">
            <text:p>1993/01/29 00:00</text:p>
          </table:table-cell>
          <table:table-cell office:value-type="string" table:style-name="ce4">
            <text:p>','</text:p>
          </table:table-cell>
          <table:table-cell office:value-type="date" office:date-value="1993-01-30T00:00:00" table:style-name="ce3">
            <text:p>1993/01/30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40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1-30T00:00:00" table:style-name="ce3">
            <text:p>1991/01/30 00:00</text:p>
          </table:table-cell>
          <table:table-cell office:value-type="string" table:style-name="ce4">
            <text:p>','</text:p>
          </table:table-cell>
          <table:table-cell office:value-type="date" office:date-value="2012-01-30T00:00:00" table:style-name="ce3">
            <text:p>2012/01/30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839" table:style-name="ce1">
            <text:p>839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2-01-29T00:00:00" table:style-name="ce3">
            <text:p>1992/01/29 00:00</text:p>
          </table:table-cell>
          <table:table-cell office:value-type="string" table:style-name="ce4">
            <text:p>','</text:p>
          </table:table-cell>
          <table:table-cell office:value-type="date" office:date-value="1992-01-30T00:00:00" table:style-name="ce3">
            <text:p>1992/01/30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40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1-31T00:00:00" table:style-name="ce3">
            <text:p>1991/01/31 00:00</text:p>
          </table:table-cell>
          <table:table-cell office:value-type="string" table:style-name="ce4">
            <text:p>','</text:p>
          </table:table-cell>
          <table:table-cell office:value-type="date" office:date-value="2012-01-31T00:00:00" table:style-name="ce3">
            <text:p>2012/01/31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2-01-30T00:00:00" table:style-name="ce3">
            <text:p>2012/01/30 00:00</text:p>
          </table:table-cell>
          <table:table-cell office:value-type="string" table:style-name="ce4">
            <text:p>','</text:p>
          </table:table-cell>
          <table:table-cell table:style-name="ce3"/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41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1-29T00:00:00" table:style-name="ce3">
            <text:p>1991/01/29 00:00</text:p>
          </table:table-cell>
          <table:table-cell office:value-type="string" table:style-name="ce4">
            <text:p>','</text:p>
          </table:table-cell>
          <table:table-cell office:value-type="date" office:date-value="2012-01-29T00:00:00" table:style-name="ce3">
            <text:p>2012/01/29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2-01-28T00:00:00" table:style-name="ce3">
            <text:p>1992/01/28 00:00</text:p>
          </table:table-cell>
          <table:table-cell office:value-type="string" table:style-name="ce4">
            <text:p>','</text:p>
          </table:table-cell>
          <table:table-cell office:value-type="date" office:date-value="1992-01-29T00:00:00" table:style-name="ce3">
            <text:p>1992/01/29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41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1-31T00:00:00" table:style-name="ce3">
            <text:p>1991/01/31 00:00</text:p>
          </table:table-cell>
          <table:table-cell office:value-type="string" table:style-name="ce4">
            <text:p>','</text:p>
          </table:table-cell>
          <table:table-cell office:value-type="date" office:date-value="2012-01-31T00:00:00" table:style-name="ce3">
            <text:p>2012/01/31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839" table:style-name="ce1">
            <text:p>839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2-01-30T00:00:00" table:style-name="ce3">
            <text:p>1992/01/30 00:00</text:p>
          </table:table-cell>
          <table:table-cell office:value-type="string" table:style-name="ce4">
            <text:p>','</text:p>
          </table:table-cell>
          <table:table-cell office:value-type="date" office:date-value="1992-01-31T00:00:00" table:style-name="ce3">
            <text:p>1992/01/31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4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1-31T00:00:00" table:style-name="ce3">
            <text:p>1991/01/31 00:00</text:p>
          </table:table-cell>
          <table:table-cell office:value-type="string" table:style-name="ce4">
            <text:p>','</text:p>
          </table:table-cell>
          <table:table-cell office:value-type="date" office:date-value="2010-01-31T00:00:00" table:style-name="ce3">
            <text:p>2010/01/31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4-03-05T00:00:00" table:style-name="ce3">
            <text:p>1994/03/05 00:00</text:p>
          </table:table-cell>
          <table:table-cell office:value-type="string" table:style-name="ce4">
            <text:p>','</text:p>
          </table:table-cell>
          <table:table-cell office:value-type="date" office:date-value="1994-03-06T00:00:00" table:style-name="ce3">
            <text:p>1994/03/06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42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1-31T00:00:00" table:style-name="ce3">
            <text:p>1991/01/31 00:00</text:p>
          </table:table-cell>
          <table:table-cell office:value-type="string" table:style-name="ce4">
            <text:p>','</text:p>
          </table:table-cell>
          <table:table-cell office:value-type="date" office:date-value="2012-01-31T00:00:00" table:style-name="ce3">
            <text:p>2012/01/31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503.4" table:style-name="ce1">
            <text:p>503.4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2-01-30T00:00:00" table:style-name="ce3">
            <text:p>2012/01/30 00:00</text:p>
          </table:table-cell>
          <table:table-cell office:value-type="string" table:style-name="ce4">
            <text:p>','</text:p>
          </table:table-cell>
          <table:table-cell table:style-name="ce3"/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42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2-01T00:00:00" table:style-name="ce3">
            <text:p>1991/02/01 00:00</text:p>
          </table:table-cell>
          <table:table-cell office:value-type="string" table:style-name="ce4">
            <text:p>','</text:p>
          </table:table-cell>
          <table:table-cell office:value-type="date" office:date-value="2012-02-01T00:00:00" table:style-name="ce3">
            <text:p>2012/02/01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654.41999999999996" table:style-name="ce1">
            <text:p>654.42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5-01-31T00:00:00" table:style-name="ce3">
            <text:p>1995/01/31 00:00</text:p>
          </table:table-cell>
          <table:table-cell office:value-type="string" table:style-name="ce4">
            <text:p>','</text:p>
          </table:table-cell>
          <table:table-cell office:value-type="date" office:date-value="1995-02-01T00:00:00" table:style-name="ce3">
            <text:p>1995/02/01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43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'</text:p>
          </table:table-cell>
          <table:table-cell office:value-type="date" office:date-value="1993-02-05T00:00:00" table:style-name="ce3">
            <text:p>1993/02/05 00:00</text:p>
          </table:table-cell>
          <table:table-cell office:value-type="string" table:style-name="ce4">
            <text:p>','</text:p>
          </table:table-cell>
          <table:table-cell office:value-type="date" office:date-value="2012-02-05T00:00:00" table:style-name="ce3">
            <text:p>2012/02/05 00:00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3038" table:style-name="ce1">
            <text:p>3038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05-06-04T00:00:00" table:style-name="ce3">
            <text:p>2005/06/04 00:00</text:p>
          </table:table-cell>
          <table:table-cell office:value-type="string" table:style-name="ce4">
            <text:p>','</text:p>
          </table:table-cell>
          <table:table-cell office:value-type="date" office:date-value="2005-06-05T00:00:00" table:style-name="ce3">
            <text:p>2005/06/05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43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,'</text:p>
          </table:table-cell>
          <table:table-cell office:value-type="date" office:date-value="1991-02-01T00:00:00" table:style-name="ce3">
            <text:p>1991/02/01 00:00</text:p>
          </table:table-cell>
          <table:table-cell office:value-type="string" table:style-name="ce4">
            <text:p>','</text:p>
          </table:table-cell>
          <table:table-cell office:value-type="date" office:date-value="2012-02-01T00:00:00" table:style-name="ce3">
            <text:p>2012/02/01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480" table:style-name="ce1">
            <text:p>48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08-01-31T00:00:00" table:style-name="ce3">
            <text:p>2008/01/31 00:00</text:p>
          </table:table-cell>
          <table:table-cell office:value-type="string" table:style-name="ce4">
            <text:p>','</text:p>
          </table:table-cell>
          <table:table-cell office:value-type="date" office:date-value="2008-02-01T00:00:00" table:style-name="ce3">
            <text:p>2008/02/01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43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'</text:p>
          </table:table-cell>
          <table:table-cell office:value-type="date" office:date-value="1993-06-17T00:00:00" table:style-name="ce3">
            <text:p>1993/06/17 00:00</text:p>
          </table:table-cell>
          <table:table-cell office:value-type="string" table:style-name="ce4">
            <text:p>','</text:p>
          </table:table-cell>
          <table:table-cell office:value-type="date" office:date-value="2012-02-07T00:00:00" table:style-name="ce3">
            <text:p>2012/02/07 00:00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940" table:style-name="ce1">
            <text:p>94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2-02-06T00:00:00" table:style-name="ce3">
            <text:p>2012/02/06 00:00</text:p>
          </table:table-cell>
          <table:table-cell office:value-type="string" table:style-name="ce4">
            <text:p>','</text:p>
          </table:table-cell>
          <table:table-cell table:style-name="ce3"/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44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2-04T00:00:00" table:style-name="ce3">
            <text:p>1991/02/04 00:00</text:p>
          </table:table-cell>
          <table:table-cell office:value-type="string" table:style-name="ce4">
            <text:p>','</text:p>
          </table:table-cell>
          <table:table-cell office:value-type="date" office:date-value="2012-02-04T00:00:00" table:style-name="ce3">
            <text:p>2012/02/04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523.54" table:style-name="ce1">
            <text:p>523.54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9-07-20T00:00:00" table:style-name="ce3">
            <text:p>1999/07/20 00:00</text:p>
          </table:table-cell>
          <table:table-cell office:value-type="string" table:style-name="ce4">
            <text:p>','</text:p>
          </table:table-cell>
          <table:table-cell office:value-type="date" office:date-value="1999-07-21T00:00:00" table:style-name="ce3">
            <text:p>1999/07/21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4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2-06T00:00:00" table:style-name="ce3">
            <text:p>1991/02/06 00:00</text:p>
          </table:table-cell>
          <table:table-cell office:value-type="string" table:style-name="ce4">
            <text:p>','</text:p>
          </table:table-cell>
          <table:table-cell office:value-type="date" office:date-value="2012-02-06T00:00:00" table:style-name="ce3">
            <text:p>2012/02/06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2-02-05T00:00:00" table:style-name="ce3">
            <text:p>1992/02/05 00:00</text:p>
          </table:table-cell>
          <table:table-cell office:value-type="string" table:style-name="ce4">
            <text:p>','</text:p>
          </table:table-cell>
          <table:table-cell office:value-type="date" office:date-value="1992-02-06T00:00:00" table:style-name="ce3">
            <text:p>1992/02/06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44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2-08T00:00:00" table:style-name="ce3">
            <text:p>1991/02/08 00:00</text:p>
          </table:table-cell>
          <table:table-cell office:value-type="string" table:style-name="ce4">
            <text:p>','</text:p>
          </table:table-cell>
          <table:table-cell office:value-type="date" office:date-value="2001-02-08T00:00:00" table:style-name="ce3">
            <text:p>2001/02/08 00:00</text:p>
          </table:table-cell>
          <table:table-cell office:value-type="string" table:style-name="ce4">
            <text:p>',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,</text:p>
          </table:table-cell>
          <table:table-cell office:value-type="float" office:value="3506" table:style-name="ce1">
            <text:p>3506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2-02-07T00:00:00" table:style-name="ce3">
            <text:p>1992/02/07 00:00</text:p>
          </table:table-cell>
          <table:table-cell office:value-type="string" table:style-name="ce4">
            <text:p>','</text:p>
          </table:table-cell>
          <table:table-cell office:value-type="date" office:date-value="1992-02-08T00:00:00" table:style-name="ce3">
            <text:p>1992/02/08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45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2-07T00:00:00" table:style-name="ce3">
            <text:p>1991/02/07 00:00</text:p>
          </table:table-cell>
          <table:table-cell office:value-type="string" table:style-name="ce4">
            <text:p>','</text:p>
          </table:table-cell>
          <table:table-cell office:value-type="date" office:date-value="2012-02-07T00:00:00" table:style-name="ce3">
            <text:p>2012/02/07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503.4" table:style-name="ce1">
            <text:p>503.4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2-02-06T00:00:00" table:style-name="ce3">
            <text:p>2012/02/06 00:00</text:p>
          </table:table-cell>
          <table:table-cell office:value-type="string" table:style-name="ce4">
            <text:p>','</text:p>
          </table:table-cell>
          <table:table-cell table:style-name="ce3"/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45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2-06T00:00:00" table:style-name="ce3">
            <text:p>1991/02/06 00:00</text:p>
          </table:table-cell>
          <table:table-cell office:value-type="string" table:style-name="ce4">
            <text:p>','</text:p>
          </table:table-cell>
          <table:table-cell office:value-type="date" office:date-value="2012-02-06T00:00:00" table:style-name="ce3">
            <text:p>2012/02/06 00:00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500" table:style-name="ce1">
            <text:p>150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2-02-05T00:00:00" table:style-name="ce3">
            <text:p>2012/02/05 00:00</text:p>
          </table:table-cell>
          <table:table-cell office:value-type="string" table:style-name="ce4">
            <text:p>','</text:p>
          </table:table-cell>
          <table:table-cell table:style-name="ce3"/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45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2-12T00:00:00" table:style-name="ce3">
            <text:p>1991/02/12 00:00</text:p>
          </table:table-cell>
          <table:table-cell office:value-type="string" table:style-name="ce4">
            <text:p>','</text:p>
          </table:table-cell>
          <table:table-cell office:value-type="date" office:date-value="2012-02-12T00:00:00" table:style-name="ce3">
            <text:p>2012/02/12 00:00</text:p>
          </table:table-cell>
          <table:table-cell office:value-type="string" table:style-name="ce4">
            <text:p>',</text:p>
          </table:table-cell>
          <table:table-cell office:value-type="float" office:value="300000" table:style-name="ce1">
            <text:p>300000</text:p>
          </table:table-cell>
          <table:table-cell office:value-type="string" table:style-name="ce1">
            <text:p>,</text:p>
          </table:table-cell>
          <table:table-cell office:value-type="float" office:value="18777" table:style-name="ce1">
            <text:p>18777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07-05-01T00:00:00" table:style-name="ce3">
            <text:p>2007/05/01 00:00</text:p>
          </table:table-cell>
          <table:table-cell office:value-type="string" table:style-name="ce4">
            <text:p>','</text:p>
          </table:table-cell>
          <table:table-cell office:value-type="date" office:date-value="2007-05-02T00:00:00" table:style-name="ce3">
            <text:p>2007/05/02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46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'</text:p>
          </table:table-cell>
          <table:table-cell office:value-type="date" office:date-value="1994-02-08T00:00:00" table:style-name="ce3">
            <text:p>1994/02/08 00:00</text:p>
          </table:table-cell>
          <table:table-cell office:value-type="string" table:style-name="ce4">
            <text:p>','</text:p>
          </table:table-cell>
          <table:table-cell office:value-type="date" office:date-value="2012-02-08T00:00:00" table:style-name="ce3">
            <text:p>2012/02/08 00:00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342" table:style-name="ce1">
            <text:p>342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9-05-14T00:00:00" table:style-name="ce3">
            <text:p>1999/05/14 00:00</text:p>
          </table:table-cell>
          <table:table-cell office:value-type="string" table:style-name="ce4">
            <text:p>','</text:p>
          </table:table-cell>
          <table:table-cell office:value-type="date" office:date-value="1999-05-15T00:00:00" table:style-name="ce3">
            <text:p>1999/05/15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46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2-12T00:00:00" table:style-name="ce3">
            <text:p>1991/02/12 00:00</text:p>
          </table:table-cell>
          <table:table-cell office:value-type="string" table:style-name="ce4">
            <text:p>','</text:p>
          </table:table-cell>
          <table:table-cell office:value-type="date" office:date-value="2012-02-12T00:00:00" table:style-name="ce3">
            <text:p>2012/02/12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1006.8" table:style-name="ce1">
            <text:p>1006.8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2-02-11T00:00:00" table:style-name="ce3">
            <text:p>2012/02/11 00:00</text:p>
          </table:table-cell>
          <table:table-cell office:value-type="string" table:style-name="ce4">
            <text:p>','</text:p>
          </table:table-cell>
          <table:table-cell table:style-name="ce3"/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46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2-08T00:00:00" table:style-name="ce3">
            <text:p>1991/02/08 00:00</text:p>
          </table:table-cell>
          <table:table-cell office:value-type="string" table:style-name="ce4">
            <text:p>','</text:p>
          </table:table-cell>
          <table:table-cell office:value-type="date" office:date-value="2012-02-08T00:00:00" table:style-name="ce3">
            <text:p>2012/02/08 00:00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500" table:style-name="ce1">
            <text:p>150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9-02-07T00:00:00" table:style-name="ce3">
            <text:p>1999/02/07 00:00</text:p>
          </table:table-cell>
          <table:table-cell office:value-type="string" table:style-name="ce4">
            <text:p>','</text:p>
          </table:table-cell>
          <table:table-cell office:value-type="date" office:date-value="1999-02-08T00:00:00" table:style-name="ce3">
            <text:p>1999/02/08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47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2-12T00:00:00" table:style-name="ce3">
            <text:p>1991/02/12 00:00</text:p>
          </table:table-cell>
          <table:table-cell office:value-type="string" table:style-name="ce4">
            <text:p>','</text:p>
          </table:table-cell>
          <table:table-cell office:value-type="date" office:date-value="2012-02-12T00:00:00" table:style-name="ce3">
            <text:p>2012/02/12 00:00</text:p>
          </table:table-cell>
          <table:table-cell office:value-type="string" table:style-name="ce4">
            <text:p>',</text:p>
          </table:table-cell>
          <table:table-cell office:value-type="float" office:value="300000" table:style-name="ce1">
            <text:p>300000</text:p>
          </table:table-cell>
          <table:table-cell office:value-type="string" table:style-name="ce1">
            <text:p>,</text:p>
          </table:table-cell>
          <table:table-cell office:value-type="float" office:value="426" table:style-name="ce1">
            <text:p>426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1-04-11T00:00:00" table:style-name="ce3">
            <text:p>2011/04/11 00:00</text:p>
          </table:table-cell>
          <table:table-cell office:value-type="string" table:style-name="ce4">
            <text:p>','</text:p>
          </table:table-cell>
          <table:table-cell office:value-type="date" office:date-value="2011-04-12T00:00:00" table:style-name="ce3">
            <text:p>2011/04/12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47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2-12T00:00:00" table:style-name="ce3">
            <text:p>1991/02/12 00:00</text:p>
          </table:table-cell>
          <table:table-cell office:value-type="string" table:style-name="ce4">
            <text:p>','</text:p>
          </table:table-cell>
          <table:table-cell office:value-type="date" office:date-value="2012-02-12T00:00:00" table:style-name="ce3">
            <text:p>2012/02/12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1890" table:style-name="ce1">
            <text:p>189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01-08-17T00:00:00" table:style-name="ce3">
            <text:p>2001/08/17 00:00</text:p>
          </table:table-cell>
          <table:table-cell office:value-type="string" table:style-name="ce4">
            <text:p>','</text:p>
          </table:table-cell>
          <table:table-cell office:value-type="date" office:date-value="2001-08-18T00:00:00" table:style-name="ce3">
            <text:p>2001/08/18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47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2-12T00:00:00" table:style-name="ce3">
            <text:p>1991/02/12 00:00</text:p>
          </table:table-cell>
          <table:table-cell office:value-type="string" table:style-name="ce4">
            <text:p>','</text:p>
          </table:table-cell>
          <table:table-cell office:value-type="date" office:date-value="2012-02-12T00:00:00" table:style-name="ce3">
            <text:p>2012/02/12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839" table:style-name="ce1">
            <text:p>839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2-02-12T00:00:00" table:style-name="ce3">
            <text:p>1992/02/12 00:00</text:p>
          </table:table-cell>
          <table:table-cell office:value-type="string" table:style-name="ce4">
            <text:p>','</text:p>
          </table:table-cell>
          <table:table-cell office:value-type="date" office:date-value="1992-02-13T00:00:00" table:style-name="ce3">
            <text:p>1992/02/13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48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2-11T00:00:00" table:style-name="ce3">
            <text:p>1991/02/11 00:00</text:p>
          </table:table-cell>
          <table:table-cell office:value-type="string" table:style-name="ce4">
            <text:p>','</text:p>
          </table:table-cell>
          <table:table-cell office:value-type="date" office:date-value="1993-02-11T00:00:00" table:style-name="ce3">
            <text:p>1993/02/11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3-02-10T00:00:00" table:style-name="ce3">
            <text:p>1993/02/10 00:00</text:p>
          </table:table-cell>
          <table:table-cell office:value-type="string" table:style-name="ce4">
            <text:p>','</text:p>
          </table:table-cell>
          <table:table-cell table:style-name="ce3"/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48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2-12T00:00:00" table:style-name="ce3">
            <text:p>1991/02/12 00:00</text:p>
          </table:table-cell>
          <table:table-cell office:value-type="string" table:style-name="ce4">
            <text:p>','</text:p>
          </table:table-cell>
          <table:table-cell office:value-type="date" office:date-value="2009-02-12T00:00:00" table:style-name="ce3">
            <text:p>2009/02/12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4-02-11T00:00:00" table:style-name="ce3">
            <text:p>1994/02/11 00:00</text:p>
          </table:table-cell>
          <table:table-cell office:value-type="string" table:style-name="ce4">
            <text:p>','</text:p>
          </table:table-cell>
          <table:table-cell office:value-type="date" office:date-value="1994-02-12T00:00:00" table:style-name="ce3">
            <text:p>1994/02/12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49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2-12T00:00:00" table:style-name="ce3">
            <text:p>1991/02/12 00:00</text:p>
          </table:table-cell>
          <table:table-cell office:value-type="string" table:style-name="ce4">
            <text:p>','</text:p>
          </table:table-cell>
          <table:table-cell office:value-type="date" office:date-value="1996-02-12T00:00:00" table:style-name="ce3">
            <text:p>1996/02/12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892" table:style-name="ce1">
            <text:p>892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6-04-24T00:00:00" table:style-name="ce3">
            <text:p>1996/04/24 00:00</text:p>
          </table:table-cell>
          <table:table-cell office:value-type="string" table:style-name="ce4">
            <text:p>','</text:p>
          </table:table-cell>
          <table:table-cell table:style-name="ce3"/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49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2-14T00:00:00" table:style-name="ce3">
            <text:p>1991/02/14 00:00</text:p>
          </table:table-cell>
          <table:table-cell office:value-type="string" table:style-name="ce4">
            <text:p>','</text:p>
          </table:table-cell>
          <table:table-cell office:value-type="date" office:date-value="2012-02-14T00:00:00" table:style-name="ce3">
            <text:p>2012/02/14 00:00</text:p>
          </table:table-cell>
          <table:table-cell office:value-type="string" table:style-name="ce4">
            <text:p>',</text:p>
          </table:table-cell>
          <table:table-cell office:value-type="float" office:value="300000" table:style-name="ce1">
            <text:p>300000</text:p>
          </table:table-cell>
          <table:table-cell office:value-type="string" table:style-name="ce1">
            <text:p>,</text:p>
          </table:table-cell>
          <table:table-cell office:value-type="float" office:value="2250" table:style-name="ce1">
            <text:p>22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2-02-13T00:00:00" table:style-name="ce3">
            <text:p>1992/02/13 00:00</text:p>
          </table:table-cell>
          <table:table-cell office:value-type="string" table:style-name="ce4">
            <text:p>','</text:p>
          </table:table-cell>
          <table:table-cell office:value-type="date" office:date-value="1992-02-14T00:00:00" table:style-name="ce3">
            <text:p>1992/02/14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49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2-15T00:00:00" table:style-name="ce3">
            <text:p>1991/02/15 00:00</text:p>
          </table:table-cell>
          <table:table-cell office:value-type="string" table:style-name="ce4">
            <text:p>','</text:p>
          </table:table-cell>
          <table:table-cell office:value-type="date" office:date-value="2012-02-15T00:00:00" table:style-name="ce3">
            <text:p>2012/02/15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839" table:style-name="ce1">
            <text:p>839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2-02-14T00:00:00" table:style-name="ce3">
            <text:p>1992/02/14 00:00</text:p>
          </table:table-cell>
          <table:table-cell office:value-type="string" table:style-name="ce4">
            <text:p>','</text:p>
          </table:table-cell>
          <table:table-cell office:value-type="date" office:date-value="1992-02-15T00:00:00" table:style-name="ce3">
            <text:p>1992/02/15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5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2-12T00:00:00" table:style-name="ce3">
            <text:p>1991/02/12 00:00</text:p>
          </table:table-cell>
          <table:table-cell office:value-type="string" table:style-name="ce4">
            <text:p>','</text:p>
          </table:table-cell>
          <table:table-cell office:value-type="date" office:date-value="2012-02-12T00:00:00" table:style-name="ce3">
            <text:p>2012/02/12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2-02-11T00:00:00" table:style-name="ce3">
            <text:p>1992/02/11 00:00</text:p>
          </table:table-cell>
          <table:table-cell office:value-type="string" table:style-name="ce4">
            <text:p>','</text:p>
          </table:table-cell>
          <table:table-cell office:value-type="date" office:date-value="1992-02-12T00:00:00" table:style-name="ce3">
            <text:p>1992/02/12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50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2-13T00:00:00" table:style-name="ce3">
            <text:p>1991/02/13 00:00</text:p>
          </table:table-cell>
          <table:table-cell office:value-type="string" table:style-name="ce4">
            <text:p>','</text:p>
          </table:table-cell>
          <table:table-cell office:value-type="date" office:date-value="2012-02-13T00:00:00" table:style-name="ce3">
            <text:p>2012/02/13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395.16" table:style-name="ce1">
            <text:p>395.16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8-11-05T00:00:00" table:style-name="ce3">
            <text:p>1998/11/05 00:00</text:p>
          </table:table-cell>
          <table:table-cell office:value-type="string" table:style-name="ce4">
            <text:p>','</text:p>
          </table:table-cell>
          <table:table-cell office:value-type="date" office:date-value="1998-11-06T00:00:00" table:style-name="ce3">
            <text:p>1998/11/06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50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2-14T00:00:00" table:style-name="ce3">
            <text:p>1991/02/14 00:00</text:p>
          </table:table-cell>
          <table:table-cell office:value-type="string" table:style-name="ce4">
            <text:p>','</text:p>
          </table:table-cell>
          <table:table-cell office:value-type="date" office:date-value="2012-02-14T00:00:00" table:style-name="ce3">
            <text:p>2012/02/14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1208.1600000000001" table:style-name="ce1">
            <text:p>1208.16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2-02-13T00:00:00" table:style-name="ce3">
            <text:p>2012/02/13 00:00</text:p>
          </table:table-cell>
          <table:table-cell office:value-type="string" table:style-name="ce4">
            <text:p>','</text:p>
          </table:table-cell>
          <table:table-cell table:style-name="ce3"/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51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2-15T00:00:00" table:style-name="ce3">
            <text:p>1991/02/15 00:00</text:p>
          </table:table-cell>
          <table:table-cell office:value-type="string" table:style-name="ce4">
            <text:p>','</text:p>
          </table:table-cell>
          <table:table-cell office:value-type="date" office:date-value="2012-02-15T00:00:00" table:style-name="ce3">
            <text:p>2012/02/15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2-02-14T00:00:00" table:style-name="ce3">
            <text:p>2012/02/14 00:00</text:p>
          </table:table-cell>
          <table:table-cell office:value-type="string" table:style-name="ce4">
            <text:p>','</text:p>
          </table:table-cell>
          <table:table-cell table:style-name="ce3"/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51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2-15T00:00:00" table:style-name="ce3">
            <text:p>1991/02/15 00:00</text:p>
          </table:table-cell>
          <table:table-cell office:value-type="string" table:style-name="ce4">
            <text:p>','</text:p>
          </table:table-cell>
          <table:table-cell office:value-type="date" office:date-value="2012-02-15T00:00:00" table:style-name="ce3">
            <text:p>2012/02/15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839" table:style-name="ce1">
            <text:p>839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2-02-14T00:00:00" table:style-name="ce3">
            <text:p>1992/02/14 00:00</text:p>
          </table:table-cell>
          <table:table-cell office:value-type="string" table:style-name="ce4">
            <text:p>','</text:p>
          </table:table-cell>
          <table:table-cell office:value-type="date" office:date-value="1992-02-15T00:00:00" table:style-name="ce3">
            <text:p>1992/02/15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51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2-18T00:00:00" table:style-name="ce3">
            <text:p>1991/02/18 00:00</text:p>
          </table:table-cell>
          <table:table-cell office:value-type="string" table:style-name="ce4">
            <text:p>','</text:p>
          </table:table-cell>
          <table:table-cell office:value-type="date" office:date-value="2012-02-18T00:00:00" table:style-name="ce3">
            <text:p>2012/02/18 00:00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548" table:style-name="ce1">
            <text:p>548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02-09-17T00:00:00" table:style-name="ce3">
            <text:p>2002/09/17 00:00</text:p>
          </table:table-cell>
          <table:table-cell office:value-type="string" table:style-name="ce4">
            <text:p>','</text:p>
          </table:table-cell>
          <table:table-cell office:value-type="date" office:date-value="2002-09-18T00:00:00" table:style-name="ce3">
            <text:p>2002/09/18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5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2-13T00:00:00" table:style-name="ce3">
            <text:p>1991/02/13 00:00</text:p>
          </table:table-cell>
          <table:table-cell office:value-type="string" table:style-name="ce4">
            <text:p>','</text:p>
          </table:table-cell>
          <table:table-cell office:value-type="date" office:date-value="2012-02-13T00:00:00" table:style-name="ce3">
            <text:p>2012/02/13 00:00</text:p>
          </table:table-cell>
          <table:table-cell office:value-type="string" table:style-name="ce4">
            <text:p>',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,</text:p>
          </table:table-cell>
          <table:table-cell office:value-type="float" office:value="259.02" table:style-name="ce1">
            <text:p>259.02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6-03-29T00:00:00" table:style-name="ce3">
            <text:p>1996/03/29 00:00</text:p>
          </table:table-cell>
          <table:table-cell office:value-type="string" table:style-name="ce4">
            <text:p>','</text:p>
          </table:table-cell>
          <table:table-cell office:value-type="date" office:date-value="1996-03-30T00:00:00" table:style-name="ce3">
            <text:p>1996/03/30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52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2-18T00:00:00" table:style-name="ce3">
            <text:p>1991/02/18 00:00</text:p>
          </table:table-cell>
          <table:table-cell office:value-type="string" table:style-name="ce4">
            <text:p>','</text:p>
          </table:table-cell>
          <table:table-cell office:value-type="date" office:date-value="2012-02-18T00:00:00" table:style-name="ce3">
            <text:p>2012/02/18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2-02-17T00:00:00" table:style-name="ce3">
            <text:p>2012/02/17 00:00</text:p>
          </table:table-cell>
          <table:table-cell office:value-type="string" table:style-name="ce4">
            <text:p>','</text:p>
          </table:table-cell>
          <table:table-cell table:style-name="ce3"/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52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2-18T00:00:00" table:style-name="ce3">
            <text:p>1991/02/18 00:00</text:p>
          </table:table-cell>
          <table:table-cell office:value-type="string" table:style-name="ce4">
            <text:p>','</text:p>
          </table:table-cell>
          <table:table-cell office:value-type="date" office:date-value="2005-02-18T00:00:00" table:style-name="ce3">
            <text:p>2005/02/18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05-02-17T00:00:00" table:style-name="ce3">
            <text:p>2005/02/17 00:00</text:p>
          </table:table-cell>
          <table:table-cell office:value-type="string" table:style-name="ce4">
            <text:p>','</text:p>
          </table:table-cell>
          <table:table-cell table:style-name="ce3"/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52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2-19T00:00:00" table:style-name="ce3">
            <text:p>1991/02/19 00:00</text:p>
          </table:table-cell>
          <table:table-cell office:value-type="string" table:style-name="ce4">
            <text:p>','</text:p>
          </table:table-cell>
          <table:table-cell office:value-type="date" office:date-value="2012-02-19T00:00:00" table:style-name="ce3">
            <text:p>2012/02/19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503.4" table:style-name="ce1">
            <text:p>503.4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01-02-18T00:00:00" table:style-name="ce3">
            <text:p>2001/02/18 00:00</text:p>
          </table:table-cell>
          <table:table-cell office:value-type="string" table:style-name="ce4">
            <text:p>','</text:p>
          </table:table-cell>
          <table:table-cell office:value-type="date" office:date-value="2001-02-19T00:00:00" table:style-name="ce3">
            <text:p>2001/02/19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53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2-21T00:00:00" table:style-name="ce3">
            <text:p>1991/02/21 00:00</text:p>
          </table:table-cell>
          <table:table-cell office:value-type="string" table:style-name="ce4">
            <text:p>','</text:p>
          </table:table-cell>
          <table:table-cell office:value-type="date" office:date-value="2012-02-21T00:00:00" table:style-name="ce3">
            <text:p>2012/02/21 00:00</text:p>
          </table:table-cell>
          <table:table-cell office:value-type="string" table:style-name="ce4">
            <text:p>',</text:p>
          </table:table-cell>
          <table:table-cell office:value-type="float" office:value="1000000" table:style-name="ce1">
            <text:p>1000000</text:p>
          </table:table-cell>
          <table:table-cell office:value-type="string" table:style-name="ce1">
            <text:p>,</text:p>
          </table:table-cell>
          <table:table-cell office:value-type="float" office:value="7500" table:style-name="ce1">
            <text:p>750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2-02-20T00:00:00" table:style-name="ce3">
            <text:p>1992/02/20 00:00</text:p>
          </table:table-cell>
          <table:table-cell office:value-type="string" table:style-name="ce4">
            <text:p>','</text:p>
          </table:table-cell>
          <table:table-cell office:value-type="date" office:date-value="1992-02-21T00:00:00" table:style-name="ce3">
            <text:p>1992/02/21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53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2-18T00:00:00" table:style-name="ce3">
            <text:p>1991/02/18 00:00</text:p>
          </table:table-cell>
          <table:table-cell office:value-type="string" table:style-name="ce4">
            <text:p>','</text:p>
          </table:table-cell>
          <table:table-cell office:value-type="date" office:date-value="2002-02-18T00:00:00" table:style-name="ce3">
            <text:p>2002/02/18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02-02-17T00:00:00" table:style-name="ce3">
            <text:p>2002/02/17 00:00</text:p>
          </table:table-cell>
          <table:table-cell office:value-type="string" table:style-name="ce4">
            <text:p>','</text:p>
          </table:table-cell>
          <table:table-cell table:style-name="ce3"/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53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2-18T00:00:00" table:style-name="ce3">
            <text:p>1991/02/18 00:00</text:p>
          </table:table-cell>
          <table:table-cell office:value-type="string" table:style-name="ce4">
            <text:p>','</text:p>
          </table:table-cell>
          <table:table-cell office:value-type="date" office:date-value="2012-02-18T00:00:00" table:style-name="ce3">
            <text:p>2012/02/18 00:00</text:p>
          </table:table-cell>
          <table:table-cell office:value-type="string" table:style-name="ce4">
            <text:p>',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,</text:p>
          </table:table-cell>
          <table:table-cell office:value-type="float" office:value="1439" table:style-name="ce1">
            <text:p>1439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2-02-17T00:00:00" table:style-name="ce3">
            <text:p>1992/02/17 00:00</text:p>
          </table:table-cell>
          <table:table-cell office:value-type="string" table:style-name="ce4">
            <text:p>','</text:p>
          </table:table-cell>
          <table:table-cell office:value-type="date" office:date-value="1992-02-18T00:00:00" table:style-name="ce3">
            <text:p>1992/02/18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54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2-19T00:00:00" table:style-name="ce3">
            <text:p>1991/02/19 00:00</text:p>
          </table:table-cell>
          <table:table-cell office:value-type="string" table:style-name="ce4">
            <text:p>','</text:p>
          </table:table-cell>
          <table:table-cell office:value-type="date" office:date-value="2005-02-19T00:00:00" table:style-name="ce3">
            <text:p>2005/02/19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05-02-18T00:00:00" table:style-name="ce3">
            <text:p>2005/02/18 00:00</text:p>
          </table:table-cell>
          <table:table-cell office:value-type="string" table:style-name="ce4">
            <text:p>','</text:p>
          </table:table-cell>
          <table:table-cell table:style-name="ce3"/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5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2-20T00:00:00" table:style-name="ce3">
            <text:p>1991/02/20 00:00</text:p>
          </table:table-cell>
          <table:table-cell office:value-type="string" table:style-name="ce4">
            <text:p>','</text:p>
          </table:table-cell>
          <table:table-cell office:value-type="date" office:date-value="2012-02-20T00:00:00" table:style-name="ce3">
            <text:p>2012/02/20 00:00</text:p>
          </table:table-cell>
          <table:table-cell office:value-type="string" table:style-name="ce4">
            <text:p>',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,</text:p>
          </table:table-cell>
          <table:table-cell office:value-type="float" office:value="1739" table:style-name="ce1">
            <text:p>1739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2-02-19T00:00:00" table:style-name="ce3">
            <text:p>1992/02/19 00:00</text:p>
          </table:table-cell>
          <table:table-cell office:value-type="string" table:style-name="ce4">
            <text:p>','</text:p>
          </table:table-cell>
          <table:table-cell office:value-type="date" office:date-value="1992-02-20T00:00:00" table:style-name="ce3">
            <text:p>1992/02/20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54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2-21T00:00:00" table:style-name="ce3">
            <text:p>1991/02/21 00:00</text:p>
          </table:table-cell>
          <table:table-cell office:value-type="string" table:style-name="ce4">
            <text:p>','</text:p>
          </table:table-cell>
          <table:table-cell office:value-type="date" office:date-value="2012-02-21T00:00:00" table:style-name="ce3">
            <text:p>2012/02/21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839" table:style-name="ce1">
            <text:p>839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2-02-20T00:00:00" table:style-name="ce3">
            <text:p>1992/02/20 00:00</text:p>
          </table:table-cell>
          <table:table-cell office:value-type="string" table:style-name="ce4">
            <text:p>','</text:p>
          </table:table-cell>
          <table:table-cell office:value-type="date" office:date-value="1992-02-21T00:00:00" table:style-name="ce3">
            <text:p>1992/02/21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55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2-21T00:00:00" table:style-name="ce3">
            <text:p>1991/02/21 00:00</text:p>
          </table:table-cell>
          <table:table-cell office:value-type="string" table:style-name="ce4">
            <text:p>','</text:p>
          </table:table-cell>
          <table:table-cell office:value-type="date" office:date-value="2012-02-21T00:00:00" table:style-name="ce3">
            <text:p>2012/02/21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5-03-21T00:00:00" table:style-name="ce3">
            <text:p>1995/03/21 00:00</text:p>
          </table:table-cell>
          <table:table-cell office:value-type="string" table:style-name="ce4">
            <text:p>','</text:p>
          </table:table-cell>
          <table:table-cell office:value-type="date" office:date-value="1995-03-22T00:00:00" table:style-name="ce3">
            <text:p>1995/03/22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55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2-21T00:00:00" table:style-name="ce3">
            <text:p>1991/02/21 00:00</text:p>
          </table:table-cell>
          <table:table-cell office:value-type="string" table:style-name="ce4">
            <text:p>','</text:p>
          </table:table-cell>
          <table:table-cell office:value-type="date" office:date-value="2012-02-21T00:00:00" table:style-name="ce3">
            <text:p>2012/02/21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2-02-20T00:00:00" table:style-name="ce3">
            <text:p>2012/02/20 00:00</text:p>
          </table:table-cell>
          <table:table-cell office:value-type="string" table:style-name="ce4">
            <text:p>','</text:p>
          </table:table-cell>
          <table:table-cell table:style-name="ce3"/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55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2-22T00:00:00" table:style-name="ce3">
            <text:p>1991/02/22 00:00</text:p>
          </table:table-cell>
          <table:table-cell office:value-type="string" table:style-name="ce4">
            <text:p>','</text:p>
          </table:table-cell>
          <table:table-cell office:value-type="date" office:date-value="2012-02-22T00:00:00" table:style-name="ce3">
            <text:p>2012/02/22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1006.8" table:style-name="ce1">
            <text:p>1006.8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5-02-21T00:00:00" table:style-name="ce3">
            <text:p>1995/02/21 00:00</text:p>
          </table:table-cell>
          <table:table-cell office:value-type="string" table:style-name="ce4">
            <text:p>','</text:p>
          </table:table-cell>
          <table:table-cell office:value-type="date" office:date-value="1995-02-22T00:00:00" table:style-name="ce3">
            <text:p>1995/02/22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56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2-19T00:00:00" table:style-name="ce3">
            <text:p>1991/02/19 00:00</text:p>
          </table:table-cell>
          <table:table-cell office:value-type="string" table:style-name="ce4">
            <text:p>','</text:p>
          </table:table-cell>
          <table:table-cell office:value-type="date" office:date-value="1999-02-19T00:00:00" table:style-name="ce3">
            <text:p>1999/02/19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9-02-18T00:00:00" table:style-name="ce3">
            <text:p>1999/02/18 00:00</text:p>
          </table:table-cell>
          <table:table-cell office:value-type="string" table:style-name="ce4">
            <text:p>','</text:p>
          </table:table-cell>
          <table:table-cell table:style-name="ce3"/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2-20T00:00:00" table:style-name="ce3">
            <text:p>1991/02/20 00:00</text:p>
          </table:table-cell>
          <table:table-cell office:value-type="string" table:style-name="ce4">
            <text:p>','</text:p>
          </table:table-cell>
          <table:table-cell office:value-type="date" office:date-value="2000-02-20T00:00:00" table:style-name="ce3">
            <text:p>2000/02/20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503.4" table:style-name="ce1">
            <text:p>503.4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00-02-19T00:00:00" table:style-name="ce3">
            <text:p>2000/02/19 00:00</text:p>
          </table:table-cell>
          <table:table-cell office:value-type="string" table:style-name="ce4">
            <text:p>','</text:p>
          </table:table-cell>
          <table:table-cell table:style-name="ce3"/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56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2-25T00:00:00" table:style-name="ce3">
            <text:p>1991/02/25 00:00</text:p>
          </table:table-cell>
          <table:table-cell office:value-type="string" table:style-name="ce4">
            <text:p>','</text:p>
          </table:table-cell>
          <table:table-cell office:value-type="date" office:date-value="2007-02-25T00:00:00" table:style-name="ce3">
            <text:p>2007/02/25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07-02-24T00:00:00" table:style-name="ce3">
            <text:p>2007/02/24 00:00</text:p>
          </table:table-cell>
          <table:table-cell office:value-type="string" table:style-name="ce4">
            <text:p>','</text:p>
          </table:table-cell>
          <table:table-cell table:style-name="ce3"/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56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2-25T00:00:00" table:style-name="ce3">
            <text:p>1991/02/25 00:00</text:p>
          </table:table-cell>
          <table:table-cell office:value-type="string" table:style-name="ce4">
            <text:p>','</text:p>
          </table:table-cell>
          <table:table-cell office:value-type="date" office:date-value="1993-02-25T00:00:00" table:style-name="ce3">
            <text:p>1993/02/25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503.4" table:style-name="ce1">
            <text:p>503.4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3-02-24T00:00:00" table:style-name="ce3">
            <text:p>1993/02/24 00:00</text:p>
          </table:table-cell>
          <table:table-cell office:value-type="string" table:style-name="ce4">
            <text:p>','</text:p>
          </table:table-cell>
          <table:table-cell table:style-name="ce3"/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56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2-18T00:00:00" table:style-name="ce3">
            <text:p>1991/02/18 00:00</text:p>
          </table:table-cell>
          <table:table-cell office:value-type="string" table:style-name="ce4">
            <text:p>','</text:p>
          </table:table-cell>
          <table:table-cell office:value-type="date" office:date-value="2004-02-18T00:00:00" table:style-name="ce3">
            <text:p>2004/02/18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503.4" table:style-name="ce1">
            <text:p>503.4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04-02-17T00:00:00" table:style-name="ce3">
            <text:p>2004/02/17 00:00</text:p>
          </table:table-cell>
          <table:table-cell office:value-type="string" table:style-name="ce4">
            <text:p>','</text:p>
          </table:table-cell>
          <table:table-cell table:style-name="ce3"/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57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2-19T00:00:00" table:style-name="ce3">
            <text:p>1991/02/19 00:00</text:p>
          </table:table-cell>
          <table:table-cell office:value-type="string" table:style-name="ce4">
            <text:p>','</text:p>
          </table:table-cell>
          <table:table-cell office:value-type="date" office:date-value="2012-02-19T00:00:00" table:style-name="ce3">
            <text:p>2012/02/19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839" table:style-name="ce1">
            <text:p>839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2-02-18T00:00:00" table:style-name="ce3">
            <text:p>1992/02/18 00:00</text:p>
          </table:table-cell>
          <table:table-cell office:value-type="string" table:style-name="ce4">
            <text:p>','</text:p>
          </table:table-cell>
          <table:table-cell office:value-type="date" office:date-value="1992-02-19T00:00:00" table:style-name="ce3">
            <text:p>1992/02/19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57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2-19T00:00:00" table:style-name="ce3">
            <text:p>1991/02/19 00:00</text:p>
          </table:table-cell>
          <table:table-cell office:value-type="string" table:style-name="ce4">
            <text:p>','</text:p>
          </table:table-cell>
          <table:table-cell office:value-type="date" office:date-value="2012-02-19T00:00:00" table:style-name="ce3">
            <text:p>2012/02/19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2-02-18T00:00:00" table:style-name="ce3">
            <text:p>1992/02/18 00:00</text:p>
          </table:table-cell>
          <table:table-cell office:value-type="string" table:style-name="ce4">
            <text:p>','</text:p>
          </table:table-cell>
          <table:table-cell office:value-type="date" office:date-value="1992-02-19T00:00:00" table:style-name="ce3">
            <text:p>1992/02/19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57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2-20T00:00:00" table:style-name="ce3">
            <text:p>1991/02/20 00:00</text:p>
          </table:table-cell>
          <table:table-cell office:value-type="string" table:style-name="ce4">
            <text:p>','</text:p>
          </table:table-cell>
          <table:table-cell office:value-type="date" office:date-value="2004-02-20T00:00:00" table:style-name="ce3">
            <text:p>2004/02/20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04-02-19T00:00:00" table:style-name="ce3">
            <text:p>2004/02/19 00:00</text:p>
          </table:table-cell>
          <table:table-cell office:value-type="string" table:style-name="ce4">
            <text:p>','</text:p>
          </table:table-cell>
          <table:table-cell table:style-name="ce3"/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58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2-20T00:00:00" table:style-name="ce3">
            <text:p>1991/02/20 00:00</text:p>
          </table:table-cell>
          <table:table-cell office:value-type="string" table:style-name="ce4">
            <text:p>','</text:p>
          </table:table-cell>
          <table:table-cell office:value-type="date" office:date-value="2012-02-20T00:00:00" table:style-name="ce3">
            <text:p>2012/02/20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2-02-19T00:00:00" table:style-name="ce3">
            <text:p>1992/02/19 00:00</text:p>
          </table:table-cell>
          <table:table-cell office:value-type="string" table:style-name="ce4">
            <text:p>','</text:p>
          </table:table-cell>
          <table:table-cell office:value-type="date" office:date-value="1992-02-20T00:00:00" table:style-name="ce3">
            <text:p>1992/02/20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58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2-21T00:00:00" table:style-name="ce3">
            <text:p>1991/02/21 00:00</text:p>
          </table:table-cell>
          <table:table-cell office:value-type="string" table:style-name="ce4">
            <text:p>','</text:p>
          </table:table-cell>
          <table:table-cell office:value-type="date" office:date-value="2012-02-21T00:00:00" table:style-name="ce3">
            <text:p>2012/02/21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839" table:style-name="ce1">
            <text:p>839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2-02-20T00:00:00" table:style-name="ce3">
            <text:p>1992/02/20 00:00</text:p>
          </table:table-cell>
          <table:table-cell office:value-type="string" table:style-name="ce4">
            <text:p>','</text:p>
          </table:table-cell>
          <table:table-cell office:value-type="date" office:date-value="1992-02-21T00:00:00" table:style-name="ce3">
            <text:p>1992/02/21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58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2-21T00:00:00" table:style-name="ce3">
            <text:p>1991/02/21 00:00</text:p>
          </table:table-cell>
          <table:table-cell office:value-type="string" table:style-name="ce4">
            <text:p>','</text:p>
          </table:table-cell>
          <table:table-cell office:value-type="date" office:date-value="2012-02-21T00:00:00" table:style-name="ce3">
            <text:p>2012/02/21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839" table:style-name="ce1">
            <text:p>839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2-02-20T00:00:00" table:style-name="ce3">
            <text:p>1992/02/20 00:00</text:p>
          </table:table-cell>
          <table:table-cell office:value-type="string" table:style-name="ce4">
            <text:p>','</text:p>
          </table:table-cell>
          <table:table-cell office:value-type="date" office:date-value="1992-02-21T00:00:00" table:style-name="ce3">
            <text:p>1992/02/21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59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2-22T00:00:00" table:style-name="ce3">
            <text:p>1991/02/22 00:00</text:p>
          </table:table-cell>
          <table:table-cell office:value-type="string" table:style-name="ce4">
            <text:p>','</text:p>
          </table:table-cell>
          <table:table-cell office:value-type="date" office:date-value="2011-02-22T00:00:00" table:style-name="ce3">
            <text:p>2011/02/22 00:00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500" table:style-name="ce1">
            <text:p>150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1-02-21T00:00:00" table:style-name="ce3">
            <text:p>2011/02/21 00:00</text:p>
          </table:table-cell>
          <table:table-cell office:value-type="string" table:style-name="ce4">
            <text:p>','</text:p>
          </table:table-cell>
          <table:table-cell table:style-name="ce3"/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59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2-22T00:00:00" table:style-name="ce3">
            <text:p>1991/02/22 00:00</text:p>
          </table:table-cell>
          <table:table-cell office:value-type="string" table:style-name="ce4">
            <text:p>','</text:p>
          </table:table-cell>
          <table:table-cell office:value-type="date" office:date-value="2012-02-22T00:00:00" table:style-name="ce3">
            <text:p>2012/02/22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2-02-21T00:00:00" table:style-name="ce3">
            <text:p>1992/02/21 00:00</text:p>
          </table:table-cell>
          <table:table-cell office:value-type="string" table:style-name="ce4">
            <text:p>','</text:p>
          </table:table-cell>
          <table:table-cell office:value-type="date" office:date-value="1992-02-22T00:00:00" table:style-name="ce3">
            <text:p>1992/02/22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59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2-23T00:00:00" table:style-name="ce3">
            <text:p>1991/02/23 00:00</text:p>
          </table:table-cell>
          <table:table-cell office:value-type="string" table:style-name="ce4">
            <text:p>','</text:p>
          </table:table-cell>
          <table:table-cell office:value-type="date" office:date-value="2012-02-23T00:00:00" table:style-name="ce3">
            <text:p>2012/02/23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2069" table:style-name="ce1">
            <text:p>2069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02-02-16T00:00:00" table:style-name="ce3">
            <text:p>2002/02/16 00:00</text:p>
          </table:table-cell>
          <table:table-cell office:value-type="string" table:style-name="ce4">
            <text:p>','</text:p>
          </table:table-cell>
          <table:table-cell office:value-type="date" office:date-value="2002-02-17T00:00:00" table:style-name="ce3">
            <text:p>2002/02/17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60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2-25T00:00:00" table:style-name="ce3">
            <text:p>1991/02/25 00:00</text:p>
          </table:table-cell>
          <table:table-cell office:value-type="string" table:style-name="ce4">
            <text:p>','</text:p>
          </table:table-cell>
          <table:table-cell office:value-type="date" office:date-value="2007-02-25T00:00:00" table:style-name="ce3">
            <text:p>2007/02/25 00:00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500" table:style-name="ce1">
            <text:p>150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04-02-24T00:00:00" table:style-name="ce3">
            <text:p>2004/02/24 00:00</text:p>
          </table:table-cell>
          <table:table-cell office:value-type="string" table:style-name="ce4">
            <text:p>','</text:p>
          </table:table-cell>
          <table:table-cell office:value-type="date" office:date-value="2004-02-25T00:00:00" table:style-name="ce3">
            <text:p>2004/02/25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60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2-26T00:00:00" table:style-name="ce3">
            <text:p>1991/02/26 00:00</text:p>
          </table:table-cell>
          <table:table-cell office:value-type="string" table:style-name="ce4">
            <text:p>','</text:p>
          </table:table-cell>
          <table:table-cell office:value-type="date" office:date-value="2012-02-26T00:00:00" table:style-name="ce3">
            <text:p>2012/02/26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604.08000000000004" table:style-name="ce1">
            <text:p>604.08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2-02-25T00:00:00" table:style-name="ce3">
            <text:p>2012/02/25 00:00</text:p>
          </table:table-cell>
          <table:table-cell office:value-type="string" table:style-name="ce4">
            <text:p>','</text:p>
          </table:table-cell>
          <table:table-cell table:style-name="ce3"/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61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2-26T00:00:00" table:style-name="ce3">
            <text:p>1991/02/26 00:00</text:p>
          </table:table-cell>
          <table:table-cell office:value-type="string" table:style-name="ce4">
            <text:p>','</text:p>
          </table:table-cell>
          <table:table-cell office:value-type="date" office:date-value="2012-02-26T00:00:00" table:style-name="ce3">
            <text:p>2012/02/26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1500" table:style-name="ce1">
            <text:p>150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2-02-25T00:00:00" table:style-name="ce3">
            <text:p>2012/02/25 00:00</text:p>
          </table:table-cell>
          <table:table-cell office:value-type="string" table:style-name="ce4">
            <text:p>','</text:p>
          </table:table-cell>
          <table:table-cell table:style-name="ce3"/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61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2-21T00:00:00" table:style-name="ce3">
            <text:p>1991/02/21 00:00</text:p>
          </table:table-cell>
          <table:table-cell office:value-type="string" table:style-name="ce4">
            <text:p>','</text:p>
          </table:table-cell>
          <table:table-cell office:value-type="date" office:date-value="2012-02-21T00:00:00" table:style-name="ce3">
            <text:p>2012/02/21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839" table:style-name="ce1">
            <text:p>839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2-02-20T00:00:00" table:style-name="ce3">
            <text:p>1992/02/20 00:00</text:p>
          </table:table-cell>
          <table:table-cell office:value-type="string" table:style-name="ce4">
            <text:p>','</text:p>
          </table:table-cell>
          <table:table-cell office:value-type="date" office:date-value="1992-02-21T00:00:00" table:style-name="ce3">
            <text:p>1992/02/21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61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2-20T00:00:00" table:style-name="ce3">
            <text:p>1991/02/20 00:00</text:p>
          </table:table-cell>
          <table:table-cell office:value-type="string" table:style-name="ce4">
            <text:p>','</text:p>
          </table:table-cell>
          <table:table-cell office:value-type="date" office:date-value="1998-02-20T00:00:00" table:style-name="ce3">
            <text:p>1998/02/20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8-02-19T00:00:00" table:style-name="ce3">
            <text:p>1998/02/19 00:00</text:p>
          </table:table-cell>
          <table:table-cell office:value-type="string" table:style-name="ce4">
            <text:p>','</text:p>
          </table:table-cell>
          <table:table-cell table:style-name="ce3"/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6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2-20T00:00:00" table:style-name="ce3">
            <text:p>1991/02/20 00:00</text:p>
          </table:table-cell>
          <table:table-cell office:value-type="string" table:style-name="ce4">
            <text:p>','</text:p>
          </table:table-cell>
          <table:table-cell office:value-type="date" office:date-value="2012-02-20T00:00:00" table:style-name="ce3">
            <text:p>2012/02/20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4-02-19T00:00:00" table:style-name="ce3">
            <text:p>1994/02/19 00:00</text:p>
          </table:table-cell>
          <table:table-cell office:value-type="string" table:style-name="ce4">
            <text:p>','</text:p>
          </table:table-cell>
          <table:table-cell office:value-type="date" office:date-value="1994-02-20T00:00:00" table:style-name="ce3">
            <text:p>1994/02/20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62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2-21T00:00:00" table:style-name="ce3">
            <text:p>1991/02/21 00:00</text:p>
          </table:table-cell>
          <table:table-cell office:value-type="string" table:style-name="ce4">
            <text:p>','</text:p>
          </table:table-cell>
          <table:table-cell office:value-type="date" office:date-value="2002-02-21T00:00:00" table:style-name="ce3">
            <text:p>2002/02/21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2-02-20T00:00:00" table:style-name="ce3">
            <text:p>1992/02/20 00:00</text:p>
          </table:table-cell>
          <table:table-cell office:value-type="string" table:style-name="ce4">
            <text:p>','</text:p>
          </table:table-cell>
          <table:table-cell office:value-type="date" office:date-value="1992-02-21T00:00:00" table:style-name="ce3">
            <text:p>1992/02/21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62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2-21T00:00:00" table:style-name="ce3">
            <text:p>1991/02/21 00:00</text:p>
          </table:table-cell>
          <table:table-cell office:value-type="string" table:style-name="ce4">
            <text:p>','</text:p>
          </table:table-cell>
          <table:table-cell office:value-type="date" office:date-value="2012-02-21T00:00:00" table:style-name="ce3">
            <text:p>2012/02/21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839" table:style-name="ce1">
            <text:p>839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2-02-20T00:00:00" table:style-name="ce3">
            <text:p>1992/02/20 00:00</text:p>
          </table:table-cell>
          <table:table-cell office:value-type="string" table:style-name="ce4">
            <text:p>','</text:p>
          </table:table-cell>
          <table:table-cell office:value-type="date" office:date-value="1992-02-21T00:00:00" table:style-name="ce3">
            <text:p>1992/02/21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62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2-21T00:00:00" table:style-name="ce3">
            <text:p>1991/02/21 00:00</text:p>
          </table:table-cell>
          <table:table-cell office:value-type="string" table:style-name="ce4">
            <text:p>','</text:p>
          </table:table-cell>
          <table:table-cell office:value-type="date" office:date-value="2012-02-21T00:00:00" table:style-name="ce3">
            <text:p>2012/02/21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503.4" table:style-name="ce1">
            <text:p>503.4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5-02-20T00:00:00" table:style-name="ce3">
            <text:p>1995/02/20 00:00</text:p>
          </table:table-cell>
          <table:table-cell office:value-type="string" table:style-name="ce4">
            <text:p>','</text:p>
          </table:table-cell>
          <table:table-cell office:value-type="date" office:date-value="1995-02-21T00:00:00" table:style-name="ce3">
            <text:p>1995/02/21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63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2-22T00:00:00" table:style-name="ce3">
            <text:p>1991/02/22 00:00</text:p>
          </table:table-cell>
          <table:table-cell office:value-type="string" table:style-name="ce4">
            <text:p>','</text:p>
          </table:table-cell>
          <table:table-cell office:value-type="date" office:date-value="2012-02-22T00:00:00" table:style-name="ce3">
            <text:p>2012/02/22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503.4" table:style-name="ce1">
            <text:p>503.4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2-02-21T00:00:00" table:style-name="ce3">
            <text:p>2012/02/21 00:00</text:p>
          </table:table-cell>
          <table:table-cell office:value-type="string" table:style-name="ce4">
            <text:p>','</text:p>
          </table:table-cell>
          <table:table-cell table:style-name="ce3"/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63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2-22T00:00:00" table:style-name="ce3">
            <text:p>1991/02/22 00:00</text:p>
          </table:table-cell>
          <table:table-cell office:value-type="string" table:style-name="ce4">
            <text:p>','</text:p>
          </table:table-cell>
          <table:table-cell office:value-type="date" office:date-value="1999-02-22T00:00:00" table:style-name="ce3">
            <text:p>1999/02/22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9-02-21T00:00:00" table:style-name="ce3">
            <text:p>1999/02/21 00:00</text:p>
          </table:table-cell>
          <table:table-cell office:value-type="string" table:style-name="ce4">
            <text:p>','</text:p>
          </table:table-cell>
          <table:table-cell table:style-name="ce3"/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63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'</text:p>
          </table:table-cell>
          <table:table-cell office:value-type="date" office:date-value="1994-02-22T00:00:00" table:style-name="ce3">
            <text:p>1994/02/22 00:00</text:p>
          </table:table-cell>
          <table:table-cell office:value-type="string" table:style-name="ce4">
            <text:p>','</text:p>
          </table:table-cell>
          <table:table-cell office:value-type="date" office:date-value="1996-02-22T00:00:00" table:style-name="ce3">
            <text:p>1996/02/22 00:00</text:p>
          </table:table-cell>
          <table:table-cell office:value-type="string" table:style-name="ce4">
            <text:p>',</text:p>
          </table:table-cell>
          <table:table-cell office:value-type="float" office:value="500000" table:style-name="ce1">
            <text:p>50000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4-02-22T00:00:00" table:style-name="ce3">
            <text:p>1994/02/22 00:00</text:p>
          </table:table-cell>
          <table:table-cell office:value-type="string" table:style-name="ce4">
            <text:p>','</text:p>
          </table:table-cell>
          <table:table-cell office:value-type="date" office:date-value="1994-02-23T00:00:00" table:style-name="ce3">
            <text:p>1994/02/23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63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2-25T00:00:00" table:style-name="ce3">
            <text:p>1991/02/25 00:00</text:p>
          </table:table-cell>
          <table:table-cell office:value-type="string" table:style-name="ce4">
            <text:p>','</text:p>
          </table:table-cell>
          <table:table-cell office:value-type="date" office:date-value="2012-02-25T00:00:00" table:style-name="ce3">
            <text:p>2012/02/25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839" table:style-name="ce1">
            <text:p>839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2-02-24T00:00:00" table:style-name="ce3">
            <text:p>1992/02/24 00:00</text:p>
          </table:table-cell>
          <table:table-cell office:value-type="string" table:style-name="ce4">
            <text:p>','</text:p>
          </table:table-cell>
          <table:table-cell office:value-type="date" office:date-value="1992-02-25T00:00:00" table:style-name="ce3">
            <text:p>1992/02/25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64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2-25T00:00:00" table:style-name="ce3">
            <text:p>1991/02/25 00:00</text:p>
          </table:table-cell>
          <table:table-cell office:value-type="string" table:style-name="ce4">
            <text:p>','</text:p>
          </table:table-cell>
          <table:table-cell office:value-type="date" office:date-value="2012-02-25T00:00:00" table:style-name="ce3">
            <text:p>2012/02/25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503.4" table:style-name="ce1">
            <text:p>503.4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2-02-24T00:00:00" table:style-name="ce3">
            <text:p>2012/02/24 00:00</text:p>
          </table:table-cell>
          <table:table-cell office:value-type="string" table:style-name="ce4">
            <text:p>','</text:p>
          </table:table-cell>
          <table:table-cell table:style-name="ce3"/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64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2-25T00:00:00" table:style-name="ce3">
            <text:p>1991/02/25 00:00</text:p>
          </table:table-cell>
          <table:table-cell office:value-type="string" table:style-name="ce4">
            <text:p>','</text:p>
          </table:table-cell>
          <table:table-cell office:value-type="date" office:date-value="2012-02-25T00:00:00" table:style-name="ce3">
            <text:p>2012/02/25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2-02-24T00:00:00" table:style-name="ce3">
            <text:p>2012/02/24 00:00</text:p>
          </table:table-cell>
          <table:table-cell office:value-type="string" table:style-name="ce4">
            <text:p>','</text:p>
          </table:table-cell>
          <table:table-cell table:style-name="ce3"/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64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2-25T00:00:00" table:style-name="ce3">
            <text:p>1991/02/25 00:00</text:p>
          </table:table-cell>
          <table:table-cell office:value-type="string" table:style-name="ce4">
            <text:p>','</text:p>
          </table:table-cell>
          <table:table-cell office:value-type="date" office:date-value="2012-02-25T00:00:00" table:style-name="ce3">
            <text:p>2012/02/25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503.4" table:style-name="ce1">
            <text:p>503.4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3-02-24T00:00:00" table:style-name="ce3">
            <text:p>1993/02/24 00:00</text:p>
          </table:table-cell>
          <table:table-cell office:value-type="string" table:style-name="ce4">
            <text:p>','</text:p>
          </table:table-cell>
          <table:table-cell office:value-type="date" office:date-value="1993-02-25T00:00:00" table:style-name="ce3">
            <text:p>1993/02/25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65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2-25T00:00:00" table:style-name="ce3">
            <text:p>1991/02/25 00:00</text:p>
          </table:table-cell>
          <table:table-cell office:value-type="string" table:style-name="ce4">
            <text:p>','</text:p>
          </table:table-cell>
          <table:table-cell office:value-type="date" office:date-value="2012-02-25T00:00:00" table:style-name="ce3">
            <text:p>2012/02/25 00:00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500" table:style-name="ce1">
            <text:p>150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4-02-24T00:00:00" table:style-name="ce3">
            <text:p>1994/02/24 00:00</text:p>
          </table:table-cell>
          <table:table-cell office:value-type="string" table:style-name="ce4">
            <text:p>','</text:p>
          </table:table-cell>
          <table:table-cell office:value-type="date" office:date-value="1994-02-25T00:00:00" table:style-name="ce3">
            <text:p>1994/02/25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65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2-25T00:00:00" table:style-name="ce3">
            <text:p>1991/02/25 00:00</text:p>
          </table:table-cell>
          <table:table-cell office:value-type="string" table:style-name="ce4">
            <text:p>','</text:p>
          </table:table-cell>
          <table:table-cell office:value-type="date" office:date-value="2012-02-25T00:00:00" table:style-name="ce3">
            <text:p>2012/02/25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839" table:style-name="ce1">
            <text:p>839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2-02-24T00:00:00" table:style-name="ce3">
            <text:p>1992/02/24 00:00</text:p>
          </table:table-cell>
          <table:table-cell office:value-type="string" table:style-name="ce4">
            <text:p>','</text:p>
          </table:table-cell>
          <table:table-cell office:value-type="date" office:date-value="1992-02-25T00:00:00" table:style-name="ce3">
            <text:p>1992/02/25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65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2-25T00:00:00" table:style-name="ce3">
            <text:p>1991/02/25 00:00</text:p>
          </table:table-cell>
          <table:table-cell office:value-type="string" table:style-name="ce4">
            <text:p>','</text:p>
          </table:table-cell>
          <table:table-cell office:value-type="date" office:date-value="2012-02-25T00:00:00" table:style-name="ce3">
            <text:p>2012/02/25 00:00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500" table:style-name="ce1">
            <text:p>150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04-02-24T00:00:00" table:style-name="ce3">
            <text:p>2004/02/24 00:00</text:p>
          </table:table-cell>
          <table:table-cell office:value-type="string" table:style-name="ce4">
            <text:p>','</text:p>
          </table:table-cell>
          <table:table-cell office:value-type="date" office:date-value="2004-02-25T00:00:00" table:style-name="ce3">
            <text:p>2004/02/25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66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2-26T00:00:00" table:style-name="ce3">
            <text:p>1991/02/26 00:00</text:p>
          </table:table-cell>
          <table:table-cell office:value-type="string" table:style-name="ce4">
            <text:p>','</text:p>
          </table:table-cell>
          <table:table-cell office:value-type="date" office:date-value="2012-02-26T00:00:00" table:style-name="ce3">
            <text:p>2012/02/26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8-02-25T00:00:00" table:style-name="ce3">
            <text:p>1998/02/25 00:00</text:p>
          </table:table-cell>
          <table:table-cell office:value-type="string" table:style-name="ce4">
            <text:p>','</text:p>
          </table:table-cell>
          <table:table-cell office:value-type="date" office:date-value="1998-02-26T00:00:00" table:style-name="ce3">
            <text:p>1998/02/26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66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2-27T00:00:00" table:style-name="ce3">
            <text:p>1991/02/27 00:00</text:p>
          </table:table-cell>
          <table:table-cell office:value-type="string" table:style-name="ce4">
            <text:p>','</text:p>
          </table:table-cell>
          <table:table-cell office:value-type="date" office:date-value="2012-02-27T00:00:00" table:style-name="ce3">
            <text:p>2012/02/27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00-02-26T00:00:00" table:style-name="ce3">
            <text:p>2000/02/26 00:00</text:p>
          </table:table-cell>
          <table:table-cell office:value-type="string" table:style-name="ce4">
            <text:p>','</text:p>
          </table:table-cell>
          <table:table-cell office:value-type="date" office:date-value="2000-02-27T00:00:00" table:style-name="ce3">
            <text:p>2000/02/27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66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2-27T00:00:00" table:style-name="ce3">
            <text:p>1991/02/27 00:00</text:p>
          </table:table-cell>
          <table:table-cell office:value-type="string" table:style-name="ce4">
            <text:p>','</text:p>
          </table:table-cell>
          <table:table-cell office:value-type="date" office:date-value="2012-02-27T00:00:00" table:style-name="ce3">
            <text:p>2012/02/27 00:00</text:p>
          </table:table-cell>
          <table:table-cell office:value-type="string" table:style-name="ce4">
            <text:p>',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,</text:p>
          </table:table-cell>
          <table:table-cell office:value-type="float" office:value="1043.4000000000001" table:style-name="ce1">
            <text:p>1043.4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2-02-26T00:00:00" table:style-name="ce3">
            <text:p>2012/02/26 00:00</text:p>
          </table:table-cell>
          <table:table-cell office:value-type="string" table:style-name="ce4">
            <text:p>','</text:p>
          </table:table-cell>
          <table:table-cell table:style-name="ce3"/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66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2-27T00:00:00" table:style-name="ce3">
            <text:p>1991/02/27 00:00</text:p>
          </table:table-cell>
          <table:table-cell office:value-type="string" table:style-name="ce4">
            <text:p>','</text:p>
          </table:table-cell>
          <table:table-cell office:value-type="date" office:date-value="2012-02-27T00:00:00" table:style-name="ce3">
            <text:p>2012/02/27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838.6" table:style-name="ce1">
            <text:p>838.6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4-02-26T00:00:00" table:style-name="ce3">
            <text:p>1994/02/26 00:00</text:p>
          </table:table-cell>
          <table:table-cell office:value-type="string" table:style-name="ce4">
            <text:p>','</text:p>
          </table:table-cell>
          <table:table-cell office:value-type="date" office:date-value="1994-02-27T00:00:00" table:style-name="ce3">
            <text:p>1994/02/27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67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2-27T00:00:00" table:style-name="ce3">
            <text:p>1991/02/27 00:00</text:p>
          </table:table-cell>
          <table:table-cell office:value-type="string" table:style-name="ce4">
            <text:p>','</text:p>
          </table:table-cell>
          <table:table-cell office:value-type="date" office:date-value="2009-02-27T00:00:00" table:style-name="ce3">
            <text:p>2009/02/27 00:00</text:p>
          </table:table-cell>
          <table:table-cell office:value-type="string" table:style-name="ce4">
            <text:p>',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,</text:p>
          </table:table-cell>
          <table:table-cell office:value-type="float" office:value="1439" table:style-name="ce1">
            <text:p>1439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2-02-26T00:00:00" table:style-name="ce3">
            <text:p>1992/02/26 00:00</text:p>
          </table:table-cell>
          <table:table-cell office:value-type="string" table:style-name="ce4">
            <text:p>','</text:p>
          </table:table-cell>
          <table:table-cell office:value-type="date" office:date-value="1992-02-27T00:00:00" table:style-name="ce3">
            <text:p>1992/02/27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67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2-27T00:00:00" table:style-name="ce3">
            <text:p>1991/02/27 00:00</text:p>
          </table:table-cell>
          <table:table-cell office:value-type="string" table:style-name="ce4">
            <text:p>','</text:p>
          </table:table-cell>
          <table:table-cell office:value-type="date" office:date-value="2012-02-27T00:00:00" table:style-name="ce3">
            <text:p>2012/02/27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2-02-26T00:00:00" table:style-name="ce3">
            <text:p>1992/02/26 00:00</text:p>
          </table:table-cell>
          <table:table-cell office:value-type="string" table:style-name="ce4">
            <text:p>','</text:p>
          </table:table-cell>
          <table:table-cell office:value-type="date" office:date-value="1992-02-27T00:00:00" table:style-name="ce3">
            <text:p>1992/02/27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67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2-18T00:00:00" table:style-name="ce3">
            <text:p>1991/02/18 00:00</text:p>
          </table:table-cell>
          <table:table-cell office:value-type="string" table:style-name="ce4">
            <text:p>','</text:p>
          </table:table-cell>
          <table:table-cell office:value-type="date" office:date-value="2012-02-18T00:00:00" table:style-name="ce3">
            <text:p>2012/02/18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2-02-17T00:00:00" table:style-name="ce3">
            <text:p>2012/02/17 00:00</text:p>
          </table:table-cell>
          <table:table-cell office:value-type="string" table:style-name="ce4">
            <text:p>','</text:p>
          </table:table-cell>
          <table:table-cell table:style-name="ce3"/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68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2-21T00:00:00" table:style-name="ce3">
            <text:p>1991/02/21 00:00</text:p>
          </table:table-cell>
          <table:table-cell office:value-type="string" table:style-name="ce4">
            <text:p>','</text:p>
          </table:table-cell>
          <table:table-cell office:value-type="date" office:date-value="2010-02-21T00:00:00" table:style-name="ce3">
            <text:p>2010/02/21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503.4" table:style-name="ce1">
            <text:p>503.4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01-02-20T00:00:00" table:style-name="ce3">
            <text:p>2001/02/20 00:00</text:p>
          </table:table-cell>
          <table:table-cell office:value-type="string" table:style-name="ce4">
            <text:p>','</text:p>
          </table:table-cell>
          <table:table-cell office:value-type="date" office:date-value="2001-02-21T00:00:00" table:style-name="ce3">
            <text:p>2001/02/21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68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2-22T00:00:00" table:style-name="ce3">
            <text:p>1991/02/22 00:00</text:p>
          </table:table-cell>
          <table:table-cell office:value-type="string" table:style-name="ce4">
            <text:p>','</text:p>
          </table:table-cell>
          <table:table-cell office:value-type="date" office:date-value="2012-02-22T00:00:00" table:style-name="ce3">
            <text:p>2012/02/22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503.4" table:style-name="ce1">
            <text:p>503.4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2-02-21T00:00:00" table:style-name="ce3">
            <text:p>2012/02/21 00:00</text:p>
          </table:table-cell>
          <table:table-cell office:value-type="string" table:style-name="ce4">
            <text:p>','</text:p>
          </table:table-cell>
          <table:table-cell table:style-name="ce3"/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68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2-22T00:00:00" table:style-name="ce3">
            <text:p>1991/02/22 00:00</text:p>
          </table:table-cell>
          <table:table-cell office:value-type="string" table:style-name="ce4">
            <text:p>','</text:p>
          </table:table-cell>
          <table:table-cell office:value-type="date" office:date-value="2012-02-22T00:00:00" table:style-name="ce3">
            <text:p>2012/02/22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2-02-21T00:00:00" table:style-name="ce3">
            <text:p>1992/02/21 00:00</text:p>
          </table:table-cell>
          <table:table-cell office:value-type="string" table:style-name="ce4">
            <text:p>','</text:p>
          </table:table-cell>
          <table:table-cell office:value-type="date" office:date-value="1992-02-22T00:00:00" table:style-name="ce3">
            <text:p>1992/02/22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69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2-22T00:00:00" table:style-name="ce3">
            <text:p>1991/02/22 00:00</text:p>
          </table:table-cell>
          <table:table-cell office:value-type="string" table:style-name="ce4">
            <text:p>','</text:p>
          </table:table-cell>
          <table:table-cell office:value-type="date" office:date-value="2007-02-22T00:00:00" table:style-name="ce3">
            <text:p>2007/02/22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839" table:style-name="ce1">
            <text:p>839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2-02-21T00:00:00" table:style-name="ce3">
            <text:p>1992/02/21 00:00</text:p>
          </table:table-cell>
          <table:table-cell office:value-type="string" table:style-name="ce4">
            <text:p>','</text:p>
          </table:table-cell>
          <table:table-cell office:value-type="date" office:date-value="1992-02-22T00:00:00" table:style-name="ce3">
            <text:p>1992/02/22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69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'</text:p>
          </table:table-cell>
          <table:table-cell office:value-type="date" office:date-value="1995-02-25T00:00:00" table:style-name="ce3">
            <text:p>1995/02/25 00:00</text:p>
          </table:table-cell>
          <table:table-cell office:value-type="string" table:style-name="ce4">
            <text:p>','</text:p>
          </table:table-cell>
          <table:table-cell office:value-type="date" office:date-value="2012-02-25T00:00:00" table:style-name="ce3">
            <text:p>2012/02/25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5-02-25T00:00:00" table:style-name="ce3">
            <text:p>1995/02/25 00:00</text:p>
          </table:table-cell>
          <table:table-cell office:value-type="string" table:style-name="ce4">
            <text:p>','</text:p>
          </table:table-cell>
          <table:table-cell office:value-type="date" office:date-value="1995-02-26T00:00:00" table:style-name="ce3">
            <text:p>1995/02/26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69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2-25T00:00:00" table:style-name="ce3">
            <text:p>1991/02/25 00:00</text:p>
          </table:table-cell>
          <table:table-cell office:value-type="string" table:style-name="ce4">
            <text:p>','</text:p>
          </table:table-cell>
          <table:table-cell office:value-type="date" office:date-value="2012-02-25T00:00:00" table:style-name="ce3">
            <text:p>2012/02/25 00:00</text:p>
          </table:table-cell>
          <table:table-cell office:value-type="string" table:style-name="ce4">
            <text:p>',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,</text:p>
          </table:table-cell>
          <table:table-cell office:value-type="float" office:value="863.4" table:style-name="ce1">
            <text:p>863.4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2-02-24T00:00:00" table:style-name="ce3">
            <text:p>2012/02/24 00:00</text:p>
          </table:table-cell>
          <table:table-cell office:value-type="string" table:style-name="ce4">
            <text:p>','</text:p>
          </table:table-cell>
          <table:table-cell table:style-name="ce3"/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70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2-25T00:00:00" table:style-name="ce3">
            <text:p>1991/02/25 00:00</text:p>
          </table:table-cell>
          <table:table-cell office:value-type="string" table:style-name="ce4">
            <text:p>','</text:p>
          </table:table-cell>
          <table:table-cell office:value-type="date" office:date-value="2012-02-25T00:00:00" table:style-name="ce3">
            <text:p>2012/02/25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839" table:style-name="ce1">
            <text:p>839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2-02-24T00:00:00" table:style-name="ce3">
            <text:p>1992/02/24 00:00</text:p>
          </table:table-cell>
          <table:table-cell office:value-type="string" table:style-name="ce4">
            <text:p>','</text:p>
          </table:table-cell>
          <table:table-cell office:value-type="date" office:date-value="1992-02-25T00:00:00" table:style-name="ce3">
            <text:p>1992/02/25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70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'</text:p>
          </table:table-cell>
          <table:table-cell office:value-type="date" office:date-value="1996-07-03T00:00:00" table:style-name="ce3">
            <text:p>1996/07/03 00:00</text:p>
          </table:table-cell>
          <table:table-cell office:value-type="string" table:style-name="ce4">
            <text:p>','</text:p>
          </table:table-cell>
          <table:table-cell office:value-type="date" office:date-value="2012-02-25T00:00:00" table:style-name="ce3">
            <text:p>2012/02/25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6-07-03T00:00:00" table:style-name="ce3">
            <text:p>1996/07/03 00:00</text:p>
          </table:table-cell>
          <table:table-cell office:value-type="string" table:style-name="ce4">
            <text:p>','</text:p>
          </table:table-cell>
          <table:table-cell office:value-type="date" office:date-value="1996-07-04T00:00:00" table:style-name="ce3">
            <text:p>1996/07/04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70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'</text:p>
          </table:table-cell>
          <table:table-cell office:value-type="date" office:date-value="1998-02-25T00:00:00" table:style-name="ce3">
            <text:p>1998/02/25 00:00</text:p>
          </table:table-cell>
          <table:table-cell office:value-type="string" table:style-name="ce4">
            <text:p>','</text:p>
          </table:table-cell>
          <table:table-cell office:value-type="date" office:date-value="2012-02-25T00:00:00" table:style-name="ce3">
            <text:p>2012/02/25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8-02-25T00:00:00" table:style-name="ce3">
            <text:p>1998/02/25 00:00</text:p>
          </table:table-cell>
          <table:table-cell office:value-type="string" table:style-name="ce4">
            <text:p>','</text:p>
          </table:table-cell>
          <table:table-cell office:value-type="date" office:date-value="1998-02-26T00:00:00" table:style-name="ce3">
            <text:p>1998/02/26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71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2-25T00:00:00" table:style-name="ce3">
            <text:p>1991/02/25 00:00</text:p>
          </table:table-cell>
          <table:table-cell office:value-type="string" table:style-name="ce4">
            <text:p>','</text:p>
          </table:table-cell>
          <table:table-cell office:value-type="date" office:date-value="2010-02-25T00:00:00" table:style-name="ce3">
            <text:p>2010/02/25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05-02-24T00:00:00" table:style-name="ce3">
            <text:p>2005/02/24 00:00</text:p>
          </table:table-cell>
          <table:table-cell office:value-type="string" table:style-name="ce4">
            <text:p>','</text:p>
          </table:table-cell>
          <table:table-cell office:value-type="date" office:date-value="2005-02-25T00:00:00" table:style-name="ce3">
            <text:p>2005/02/25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71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2-26T00:00:00" table:style-name="ce3">
            <text:p>1991/02/26 00:00</text:p>
          </table:table-cell>
          <table:table-cell office:value-type="string" table:style-name="ce4">
            <text:p>','</text:p>
          </table:table-cell>
          <table:table-cell office:value-type="date" office:date-value="2012-02-26T00:00:00" table:style-name="ce3">
            <text:p>2012/02/26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1-08-25T00:00:00" table:style-name="ce3">
            <text:p>1991/08/25 00:00</text:p>
          </table:table-cell>
          <table:table-cell office:value-type="string" table:style-name="ce4">
            <text:p>','</text:p>
          </table:table-cell>
          <table:table-cell office:value-type="date" office:date-value="1991-08-26T00:00:00" table:style-name="ce3">
            <text:p>1991/08/26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71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2-26T00:00:00" table:style-name="ce3">
            <text:p>1991/02/26 00:00</text:p>
          </table:table-cell>
          <table:table-cell office:value-type="string" table:style-name="ce4">
            <text:p>','</text:p>
          </table:table-cell>
          <table:table-cell office:value-type="date" office:date-value="2012-02-26T00:00:00" table:style-name="ce3">
            <text:p>2012/02/26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503.4" table:style-name="ce1">
            <text:p>503.4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2-02-25T00:00:00" table:style-name="ce3">
            <text:p>2012/02/25 00:00</text:p>
          </table:table-cell>
          <table:table-cell office:value-type="string" table:style-name="ce4">
            <text:p>','</text:p>
          </table:table-cell>
          <table:table-cell table:style-name="ce3"/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72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'</text:p>
          </table:table-cell>
          <table:table-cell office:value-type="date" office:date-value="1999-02-26T00:00:00" table:style-name="ce3">
            <text:p>1999/02/26 00:00</text:p>
          </table:table-cell>
          <table:table-cell office:value-type="string" table:style-name="ce4">
            <text:p>','</text:p>
          </table:table-cell>
          <table:table-cell office:value-type="date" office:date-value="2006-02-26T00:00:00" table:style-name="ce3">
            <text:p>2006/02/26 00:00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9-02-26T00:00:00" table:style-name="ce3">
            <text:p>1999/02/26 00:00</text:p>
          </table:table-cell>
          <table:table-cell office:value-type="string" table:style-name="ce4">
            <text:p>','</text:p>
          </table:table-cell>
          <table:table-cell office:value-type="date" office:date-value="1999-02-27T00:00:00" table:style-name="ce3">
            <text:p>1999/02/27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72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2-27T00:00:00" table:style-name="ce3">
            <text:p>1991/02/27 00:00</text:p>
          </table:table-cell>
          <table:table-cell office:value-type="string" table:style-name="ce4">
            <text:p>','</text:p>
          </table:table-cell>
          <table:table-cell office:value-type="date" office:date-value="2012-02-27T00:00:00" table:style-name="ce3">
            <text:p>2012/02/27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2-02-26T00:00:00" table:style-name="ce3">
            <text:p>2012/02/26 00:00</text:p>
          </table:table-cell>
          <table:table-cell office:value-type="string" table:style-name="ce4">
            <text:p>','</text:p>
          </table:table-cell>
          <table:table-cell table:style-name="ce3"/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72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2-27T00:00:00" table:style-name="ce3">
            <text:p>1991/02/27 00:00</text:p>
          </table:table-cell>
          <table:table-cell office:value-type="string" table:style-name="ce4">
            <text:p>','</text:p>
          </table:table-cell>
          <table:table-cell office:value-type="date" office:date-value="1996-02-27T00:00:00" table:style-name="ce3">
            <text:p>1996/02/27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2-02-26T00:00:00" table:style-name="ce3">
            <text:p>1992/02/26 00:00</text:p>
          </table:table-cell>
          <table:table-cell office:value-type="string" table:style-name="ce4">
            <text:p>','</text:p>
          </table:table-cell>
          <table:table-cell office:value-type="date" office:date-value="1992-02-27T00:00:00" table:style-name="ce3">
            <text:p>1992/02/27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73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2-27T00:00:00" table:style-name="ce3">
            <text:p>1991/02/27 00:00</text:p>
          </table:table-cell>
          <table:table-cell office:value-type="string" table:style-name="ce4">
            <text:p>','</text:p>
          </table:table-cell>
          <table:table-cell office:value-type="date" office:date-value="1999-02-27T00:00:00" table:style-name="ce3">
            <text:p>1999/02/27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9-02-26T00:00:00" table:style-name="ce3">
            <text:p>1999/02/26 00:00</text:p>
          </table:table-cell>
          <table:table-cell office:value-type="string" table:style-name="ce4">
            <text:p>','</text:p>
          </table:table-cell>
          <table:table-cell table:style-name="ce3"/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73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2-27T00:00:00" table:style-name="ce3">
            <text:p>1991/02/27 00:00</text:p>
          </table:table-cell>
          <table:table-cell office:value-type="string" table:style-name="ce4">
            <text:p>','</text:p>
          </table:table-cell>
          <table:table-cell office:value-type="date" office:date-value="2012-02-27T00:00:00" table:style-name="ce3">
            <text:p>2012/02/27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503.4" table:style-name="ce1">
            <text:p>503.4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2-02-26T00:00:00" table:style-name="ce3">
            <text:p>2012/02/26 00:00</text:p>
          </table:table-cell>
          <table:table-cell office:value-type="string" table:style-name="ce4">
            <text:p>','</text:p>
          </table:table-cell>
          <table:table-cell table:style-name="ce3"/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73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2-27T00:00:00" table:style-name="ce3">
            <text:p>1991/02/27 00:00</text:p>
          </table:table-cell>
          <table:table-cell office:value-type="string" table:style-name="ce4">
            <text:p>','</text:p>
          </table:table-cell>
          <table:table-cell office:value-type="date" office:date-value="2010-02-27T00:00:00" table:style-name="ce3">
            <text:p>2010/02/27 00:00</text:p>
          </table:table-cell>
          <table:table-cell office:value-type="string" table:style-name="ce4">
            <text:p>',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,</text:p>
          </table:table-cell>
          <table:table-cell office:value-type="float" office:value="2086.8000000000002" table:style-name="ce1">
            <text:p>2086.8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02-02-26T00:00:00" table:style-name="ce3">
            <text:p>2002/02/26 00:00</text:p>
          </table:table-cell>
          <table:table-cell office:value-type="string" table:style-name="ce4">
            <text:p>','</text:p>
          </table:table-cell>
          <table:table-cell office:value-type="date" office:date-value="2002-02-27T00:00:00" table:style-name="ce3">
            <text:p>2002/02/27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74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2-27T00:00:00" table:style-name="ce3">
            <text:p>1991/02/27 00:00</text:p>
          </table:table-cell>
          <table:table-cell office:value-type="string" table:style-name="ce4">
            <text:p>','</text:p>
          </table:table-cell>
          <table:table-cell office:value-type="date" office:date-value="2012-02-27T00:00:00" table:style-name="ce3">
            <text:p>2012/02/27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45.31" table:style-name="ce1">
            <text:p>45.31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9-03-29T00:00:00" table:style-name="ce3">
            <text:p>1999/03/29 00:00</text:p>
          </table:table-cell>
          <table:table-cell office:value-type="string" table:style-name="ce4">
            <text:p>','</text:p>
          </table:table-cell>
          <table:table-cell office:value-type="date" office:date-value="1999-03-30T00:00:00" table:style-name="ce3">
            <text:p>1999/03/30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74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2-22T00:00:00" table:style-name="ce3">
            <text:p>1991/02/22 00:00</text:p>
          </table:table-cell>
          <table:table-cell office:value-type="string" table:style-name="ce4">
            <text:p>','</text:p>
          </table:table-cell>
          <table:table-cell office:value-type="date" office:date-value="2012-02-22T00:00:00" table:style-name="ce3">
            <text:p>2012/02/22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2-02-21T00:00:00" table:style-name="ce3">
            <text:p>1992/02/21 00:00</text:p>
          </table:table-cell>
          <table:table-cell office:value-type="string" table:style-name="ce4">
            <text:p>','</text:p>
          </table:table-cell>
          <table:table-cell office:value-type="date" office:date-value="1992-02-22T00:00:00" table:style-name="ce3">
            <text:p>1992/02/22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74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2-25T00:00:00" table:style-name="ce3">
            <text:p>1991/02/25 00:00</text:p>
          </table:table-cell>
          <table:table-cell office:value-type="string" table:style-name="ce4">
            <text:p>','</text:p>
          </table:table-cell>
          <table:table-cell office:value-type="date" office:date-value="2012-02-25T00:00:00" table:style-name="ce3">
            <text:p>2012/02/25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839" table:style-name="ce1">
            <text:p>839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2-02-24T00:00:00" table:style-name="ce3">
            <text:p>1992/02/24 00:00</text:p>
          </table:table-cell>
          <table:table-cell office:value-type="string" table:style-name="ce4">
            <text:p>','</text:p>
          </table:table-cell>
          <table:table-cell office:value-type="date" office:date-value="1992-02-25T00:00:00" table:style-name="ce3">
            <text:p>1992/02/25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75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2-27T00:00:00" table:style-name="ce3">
            <text:p>1991/02/27 00:00</text:p>
          </table:table-cell>
          <table:table-cell office:value-type="string" table:style-name="ce4">
            <text:p>','</text:p>
          </table:table-cell>
          <table:table-cell office:value-type="date" office:date-value="2012-02-27T00:00:00" table:style-name="ce3">
            <text:p>2012/02/27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839" table:style-name="ce1">
            <text:p>839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2-02-26T00:00:00" table:style-name="ce3">
            <text:p>1992/02/26 00:00</text:p>
          </table:table-cell>
          <table:table-cell office:value-type="string" table:style-name="ce4">
            <text:p>','</text:p>
          </table:table-cell>
          <table:table-cell office:value-type="date" office:date-value="1992-02-27T00:00:00" table:style-name="ce3">
            <text:p>1992/02/27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75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2-27T00:00:00" table:style-name="ce3">
            <text:p>1991/02/27 00:00</text:p>
          </table:table-cell>
          <table:table-cell office:value-type="string" table:style-name="ce4">
            <text:p>','</text:p>
          </table:table-cell>
          <table:table-cell office:value-type="date" office:date-value="1999-02-27T00:00:00" table:style-name="ce3">
            <text:p>1999/02/27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503.4" table:style-name="ce1">
            <text:p>503.4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9-02-26T00:00:00" table:style-name="ce3">
            <text:p>1999/02/26 00:00</text:p>
          </table:table-cell>
          <table:table-cell office:value-type="string" table:style-name="ce4">
            <text:p>','</text:p>
          </table:table-cell>
          <table:table-cell table:style-name="ce3"/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76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2-27T00:00:00" table:style-name="ce3">
            <text:p>1991/02/27 00:00</text:p>
          </table:table-cell>
          <table:table-cell office:value-type="string" table:style-name="ce4">
            <text:p>','</text:p>
          </table:table-cell>
          <table:table-cell office:value-type="date" office:date-value="2018-02-27T00:00:00" table:style-name="ce3">
            <text:p>2018/02/27 00:00</text:p>
          </table:table-cell>
          <table:table-cell office:value-type="string" table:style-name="ce4">
            <text:p>',</text:p>
          </table:table-cell>
          <table:table-cell office:value-type="float" office:value="400000" table:style-name="ce1">
            <text:p>400000</text:p>
          </table:table-cell>
          <table:table-cell office:value-type="string" table:style-name="ce1">
            <text:p>,</text:p>
          </table:table-cell>
          <table:table-cell office:value-type="float" office:value="3000" table:style-name="ce1">
            <text:p>300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2-02-26T00:00:00" table:style-name="ce3">
            <text:p>1992/02/26 00:00</text:p>
          </table:table-cell>
          <table:table-cell office:value-type="string" table:style-name="ce4">
            <text:p>','</text:p>
          </table:table-cell>
          <table:table-cell office:value-type="date" office:date-value="1992-02-27T00:00:00" table:style-name="ce3">
            <text:p>1992/02/27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76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2-27T00:00:00" table:style-name="ce3">
            <text:p>1991/02/27 00:00</text:p>
          </table:table-cell>
          <table:table-cell office:value-type="string" table:style-name="ce4">
            <text:p>','</text:p>
          </table:table-cell>
          <table:table-cell office:value-type="date" office:date-value="2012-02-27T00:00:00" table:style-name="ce3">
            <text:p>2012/02/27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2-02-26T00:00:00" table:style-name="ce3">
            <text:p>1992/02/26 00:00</text:p>
          </table:table-cell>
          <table:table-cell office:value-type="string" table:style-name="ce4">
            <text:p>','</text:p>
          </table:table-cell>
          <table:table-cell office:value-type="date" office:date-value="1992-02-27T00:00:00" table:style-name="ce3">
            <text:p>1992/02/27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76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2-27T00:00:00" table:style-name="ce3">
            <text:p>1991/02/27 00:00</text:p>
          </table:table-cell>
          <table:table-cell office:value-type="string" table:style-name="ce4">
            <text:p>','</text:p>
          </table:table-cell>
          <table:table-cell office:value-type="date" office:date-value="2012-02-27T00:00:00" table:style-name="ce3">
            <text:p>2012/02/27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5-02-26T00:00:00" table:style-name="ce3">
            <text:p>1995/02/26 00:00</text:p>
          </table:table-cell>
          <table:table-cell office:value-type="string" table:style-name="ce4">
            <text:p>','</text:p>
          </table:table-cell>
          <table:table-cell office:value-type="date" office:date-value="1995-02-27T00:00:00" table:style-name="ce3">
            <text:p>1995/02/27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77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3-04T00:00:00" table:style-name="ce3">
            <text:p>1991/03/04 00:00</text:p>
          </table:table-cell>
          <table:table-cell office:value-type="string" table:style-name="ce4">
            <text:p>','</text:p>
          </table:table-cell>
          <table:table-cell office:value-type="date" office:date-value="2012-03-04T00:00:00" table:style-name="ce3">
            <text:p>2012/03/04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1-09-03T00:00:00" table:style-name="ce3">
            <text:p>1991/09/03 00:00</text:p>
          </table:table-cell>
          <table:table-cell office:value-type="string" table:style-name="ce4">
            <text:p>','</text:p>
          </table:table-cell>
          <table:table-cell office:value-type="date" office:date-value="1991-09-04T00:00:00" table:style-name="ce3">
            <text:p>1991/09/04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77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2-26T00:00:00" table:style-name="ce3">
            <text:p>1991/02/26 00:00</text:p>
          </table:table-cell>
          <table:table-cell office:value-type="string" table:style-name="ce4">
            <text:p>','</text:p>
          </table:table-cell>
          <table:table-cell office:value-type="date" office:date-value="2009-02-26T00:00:00" table:style-name="ce3">
            <text:p>2009/02/26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3963" table:style-name="ce1">
            <text:p>3963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03-05-19T00:00:00" table:style-name="ce3">
            <text:p>2003/05/19 00:00</text:p>
          </table:table-cell>
          <table:table-cell office:value-type="string" table:style-name="ce4">
            <text:p>','</text:p>
          </table:table-cell>
          <table:table-cell office:value-type="date" office:date-value="2003-05-20T00:00:00" table:style-name="ce3">
            <text:p>2003/05/20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77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2-26T00:00:00" table:style-name="ce3">
            <text:p>1991/02/26 00:00</text:p>
          </table:table-cell>
          <table:table-cell office:value-type="string" table:style-name="ce4">
            <text:p>','</text:p>
          </table:table-cell>
          <table:table-cell office:value-type="date" office:date-value="2003-02-26T00:00:00" table:style-name="ce3">
            <text:p>2003/02/26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03-02-25T00:00:00" table:style-name="ce3">
            <text:p>2003/02/25 00:00</text:p>
          </table:table-cell>
          <table:table-cell office:value-type="string" table:style-name="ce4">
            <text:p>','</text:p>
          </table:table-cell>
          <table:table-cell table:style-name="ce3"/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78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2-27T00:00:00" table:style-name="ce3">
            <text:p>1991/02/27 00:00</text:p>
          </table:table-cell>
          <table:table-cell office:value-type="string" table:style-name="ce4">
            <text:p>','</text:p>
          </table:table-cell>
          <table:table-cell office:value-type="date" office:date-value="2012-02-27T00:00:00" table:style-name="ce3">
            <text:p>2012/02/27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503.4" table:style-name="ce1">
            <text:p>503.4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3-02-26T00:00:00" table:style-name="ce3">
            <text:p>1993/02/26 00:00</text:p>
          </table:table-cell>
          <table:table-cell office:value-type="string" table:style-name="ce4">
            <text:p>','</text:p>
          </table:table-cell>
          <table:table-cell office:value-type="date" office:date-value="1993-02-27T00:00:00" table:style-name="ce3">
            <text:p>1993/02/27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78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2-27T00:00:00" table:style-name="ce3">
            <text:p>1991/02/27 00:00</text:p>
          </table:table-cell>
          <table:table-cell office:value-type="string" table:style-name="ce4">
            <text:p>','</text:p>
          </table:table-cell>
          <table:table-cell office:value-type="date" office:date-value="2012-02-27T00:00:00" table:style-name="ce3">
            <text:p>2012/02/27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2-02-26T00:00:00" table:style-name="ce3">
            <text:p>1992/02/26 00:00</text:p>
          </table:table-cell>
          <table:table-cell office:value-type="string" table:style-name="ce4">
            <text:p>','</text:p>
          </table:table-cell>
          <table:table-cell office:value-type="date" office:date-value="1992-02-27T00:00:00" table:style-name="ce3">
            <text:p>1992/02/27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78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date" office:date-value="1991-03-01T00:00:00" table:style-name="ce3">
            <text:p>1991/03/01 00:00</text:p>
          </table:table-cell>
          <table:table-cell office:value-type="string" table:style-name="ce4">
            <text:p>','</text:p>
          </table:table-cell>
          <table:table-cell office:value-type="date" office:date-value="2012-03-01T00:00:00" table:style-name="ce3">
            <text:p>2012/03/01 00:0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2-02-29T00:00:00" table:style-name="ce3">
            <text:p>1992/02/29 00:00</text:p>
          </table:table-cell>
          <table:table-cell office:value-type="string" table:style-name="ce4">
            <text:p>','</text:p>
          </table:table-cell>
          <table:table-cell office:value-type="date" office:date-value="1992-03-01T00:00:00" table:style-name="ce3">
            <text:p>1992/03/01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78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3-01T00:00:00" table:style-name="ce3">
            <text:p>1991/03/01 00:00</text:p>
          </table:table-cell>
          <table:table-cell office:value-type="string" table:style-name="ce4">
            <text:p>','</text:p>
          </table:table-cell>
          <table:table-cell office:value-type="date" office:date-value="2012-03-01T00:00:00" table:style-name="ce3">
            <text:p>2012/03/01 00:00</text:p>
          </table:table-cell>
          <table:table-cell office:value-type="string" table:style-name="ce4">
            <text:p>',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,</text:p>
          </table:table-cell>
          <table:table-cell office:value-type="float" office:value="1739" table:style-name="ce1">
            <text:p>1739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2-02-29T00:00:00" table:style-name="ce3">
            <text:p>1992/02/29 00:00</text:p>
          </table:table-cell>
          <table:table-cell office:value-type="string" table:style-name="ce4">
            <text:p>','</text:p>
          </table:table-cell>
          <table:table-cell office:value-type="date" office:date-value="1992-03-01T00:00:00" table:style-name="ce3">
            <text:p>1992/03/01 00:00</text:p>
          </table:table-cell>
          <table:table-cell office:value-type="string" table:style-name="ce4">
            <text:p>')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ข00079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date" office:date-value="1991-03-04T00:00:00" table:style-name="ce3">
            <text:p>1991/03/04 00:00</text:p>
          </table:table-cell>
          <table:table-cell office:value-type="string" table:style-name="ce4">
            <text:p>','</text:p>
          </table:table-cell>
          <table:table-cell office:value-type="date" office:date-value="2010-03-04T00:00:00" table:style-name="ce3">
            <text:p>2010/03/04 00:00</text:p>
          </table:table-cell>
          <table:table-cell office:value-type="string" table:style-name="ce4">
            <text:p>',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,</text:p>
          </table:table-cell>
          <table:table-cell office:value-type="float" office:value="1006.8" table:style-name="ce1">
            <text:p>1006.8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2016-10-08T04:45:00" table:style-name="ce3">
            <text:p>2016/10/08 04:45</text:p>
          </table:table-cell>
          <table:table-cell office:value-type="string" table:style-name="ce4">
            <text:p>','</text:p>
          </table:table-cell>
          <table:table-cell office:value-type="date" office:date-value="1998-03-03T00:00:00" table:style-name="ce3">
            <text:p>1998/03/03 00:00</text:p>
          </table:table-cell>
          <table:table-cell office:value-type="string" table:style-name="ce4">
            <text:p>','</text:p>
          </table:table-cell>
          <table:table-cell office:value-type="date" office:date-value="1998-03-04T00:00:00" table:style-name="ce3">
            <text:p>1998/03/04 00:00</text:p>
          </table:table-cell>
          <table:table-cell office:value-type="string" table:style-name="ce4">
            <text:p>')</text:p>
          </table:table-cell>
          <table:table-cell table:number-columns-repeated="16359"/>
        </table:table-row>
        <table:table-row table:number-rows-repeated="10483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38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308</meta:generator>
    <dc:creator>Rattapol Apipoltanakorn</dc:creator>
    <meta:creation-date>2020-03-09T13:12:45Z</meta:creation-date>
    <dc:date>2020-03-11T07:16:05Z</dc:date>
    <meta:editing-cycles>1</meta:editing-cycles>
    <meta:editing-duration>PT35S</meta:editing-duration>
  </office:meta>
</office:document-meta>
</file>